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adornments="Book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text-align="end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4" style:family="paragraph" style:parent-style-name="Text_20_body">
      <style:text-properties style:font-name="Arial" fo:font-size="80pt" fo:font-weight="bold" style:font-size-asian="80pt" style:font-weight-asian="bold" style:font-size-complex="80pt" style:font-weight-complex="bold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text-properties officeooo:rsid="002d0c10" officeooo:paragraph-rsid="016aac70"/>
    </style:style>
    <style:style style:name="P7" style:family="paragraph" style:parent-style-name="Text_20_body">
      <style:text-properties officeooo:rsid="002d0c10" officeooo:paragraph-rsid="016c537a"/>
    </style:style>
    <style:style style:name="P8" style:family="paragraph" style:parent-style-name="Text_20_body">
      <style:text-properties officeooo:rsid="002d0c10" officeooo:paragraph-rsid="01aa276a"/>
    </style:style>
    <style:style style:name="P9" style:family="paragraph" style:parent-style-name="Text_20_body">
      <style:text-properties officeooo:rsid="0168d45e" officeooo:paragraph-rsid="0168d45e"/>
    </style:style>
    <style:style style:name="P10" style:family="paragraph" style:parent-style-name="Text_20_body">
      <style:text-properties officeooo:rsid="015d6bce" officeooo:paragraph-rsid="016aac70"/>
    </style:style>
    <style:style style:name="P11" style:family="paragraph" style:parent-style-name="Text_20_body">
      <style:text-properties officeooo:rsid="015d6bce" officeooo:paragraph-rsid="01b829de"/>
    </style:style>
    <style:style style:name="P12" style:family="paragraph" style:parent-style-name="Text_20_body">
      <style:text-properties officeooo:rsid="003195ae" officeooo:paragraph-rsid="016aac70"/>
    </style:style>
    <style:style style:name="P13" style:family="paragraph" style:parent-style-name="Text_20_body">
      <style:text-properties officeooo:rsid="002bf713" officeooo:paragraph-rsid="016aac70"/>
    </style:style>
    <style:style style:name="P14" style:family="paragraph" style:parent-style-name="Text_20_body">
      <style:text-properties officeooo:rsid="002bf713" officeooo:paragraph-rsid="01aa276a"/>
    </style:style>
    <style:style style:name="P15" style:family="paragraph" style:parent-style-name="Text_20_body">
      <style:text-properties officeooo:rsid="0077cb6f" officeooo:paragraph-rsid="016aac70"/>
    </style:style>
    <style:style style:name="P16" style:family="paragraph" style:parent-style-name="Text_20_body">
      <style:text-properties officeooo:rsid="007934c9" officeooo:paragraph-rsid="016aac70"/>
    </style:style>
    <style:style style:name="P17" style:family="paragraph" style:parent-style-name="Text_20_body">
      <style:text-properties officeooo:rsid="007934c9" officeooo:paragraph-rsid="01aa276a"/>
    </style:style>
    <style:style style:name="P18" style:family="paragraph" style:parent-style-name="Text_20_body">
      <style:text-properties officeooo:rsid="016c72bc" officeooo:paragraph-rsid="016c72bc"/>
    </style:style>
    <style:style style:name="P19" style:family="paragraph" style:parent-style-name="Text_20_body">
      <style:text-properties fo:font-weight="normal" officeooo:rsid="016c72bc" officeooo:paragraph-rsid="016ff30d" style:font-weight-asian="normal" style:font-weight-complex="normal"/>
    </style:style>
    <style:style style:name="P20" style:family="paragraph" style:parent-style-name="Text_20_body">
      <style:text-properties fo:font-weight="normal" officeooo:rsid="016c72bc" officeooo:paragraph-rsid="01b6c9f4" style:font-weight-asian="normal" style:font-weight-complex="normal"/>
    </style:style>
    <style:style style:name="P21" style:family="paragraph" style:parent-style-name="Text_20_body">
      <style:text-properties officeooo:paragraph-rsid="01716bf6"/>
    </style:style>
    <style:style style:name="P22" style:family="paragraph" style:parent-style-name="Text_20_body">
      <style:text-properties officeooo:rsid="01716bf6" officeooo:paragraph-rsid="01716bf6"/>
    </style:style>
    <style:style style:name="P23" style:family="paragraph" style:parent-style-name="Text_20_body">
      <style:text-properties officeooo:rsid="016ff30d" officeooo:paragraph-rsid="019b3684"/>
    </style:style>
    <style:style style:name="P24" style:family="paragraph" style:parent-style-name="Text_20_body">
      <style:text-properties officeooo:rsid="016ff30d" officeooo:paragraph-rsid="01aa276a"/>
    </style:style>
    <style:style style:name="P25" style:family="paragraph" style:parent-style-name="Text_20_body">
      <style:text-properties officeooo:rsid="018b7336" officeooo:paragraph-rsid="018b7336"/>
    </style:style>
    <style:style style:name="P26" style:family="paragraph" style:parent-style-name="Text_20_body">
      <style:text-properties officeooo:paragraph-rsid="01a39f64"/>
    </style:style>
    <style:style style:name="P27" style:family="paragraph" style:parent-style-name="Text_20_body">
      <style:text-properties officeooo:rsid="019c5584" officeooo:paragraph-rsid="01a39f64"/>
    </style:style>
    <style:style style:name="P28" style:family="paragraph" style:parent-style-name="Text_20_body">
      <style:text-properties officeooo:paragraph-rsid="01aaecf3"/>
    </style:style>
    <style:style style:name="P29" style:family="paragraph" style:parent-style-name="Text_20_body">
      <style:text-properties officeooo:rsid="01b8c71e" officeooo:paragraph-rsid="01b8c71e"/>
    </style:style>
    <style:style style:name="P30" style:family="paragraph" style:parent-style-name="Standard">
      <style:text-properties fo:font-weight="normal" officeooo:rsid="00c4e6d4" officeooo:paragraph-rsid="016ff30d" style:font-weight-asian="normal" style:font-weight-complex="normal"/>
    </style:style>
    <style:style style:name="P31" style:family="paragraph" style:parent-style-name="Standard">
      <style:text-properties officeooo:rsid="01bd1353" officeooo:paragraph-rsid="01bd1353"/>
    </style:style>
    <style:style style:name="P32" style:family="paragraph" style:parent-style-name="Screen">
      <style:text-properties fo:font-weight="bold" style:font-weight-asian="bold" style:font-weight-complex="bold"/>
    </style:style>
    <style:style style:name="P33" style:family="paragraph" style:parent-style-name="Screen">
      <style:text-properties fo:font-weight="bold" officeooo:paragraph-rsid="019dd755" style:font-weight-asian="bold" style:font-weight-complex="bold"/>
    </style:style>
    <style:style style:name="P34" style:family="paragraph" style:parent-style-name="Screen">
      <style:text-properties fo:font-weight="bold" officeooo:rsid="01b4dbb8" officeooo:paragraph-rsid="01b4dbb8" style:font-weight-asian="bold" style:font-weight-complex="bold"/>
    </style:style>
    <style:style style:name="P35" style:family="paragraph" style:parent-style-name="Screen">
      <style:text-properties fo:font-weight="bold" officeooo:rsid="01be7171" officeooo:paragraph-rsid="01c051fc" style:font-weight-asian="bold" style:font-weight-complex="bold"/>
    </style:style>
    <style:style style:name="P36" style:family="paragraph" style:parent-style-name="Screen">
      <style:text-properties fo:font-weight="bold" officeooo:rsid="00c4e6d4" officeooo:paragraph-rsid="01c051fc" style:font-weight-asian="bold" style:font-weight-complex="bold"/>
    </style:style>
    <style:style style:name="P37" style:family="paragraph" style:parent-style-name="Screen">
      <style:text-properties fo:font-weight="bold" officeooo:rsid="0153784f" officeooo:paragraph-rsid="01c051fc" style:font-weight-asian="bold" style:font-weight-complex="bold"/>
    </style:style>
    <style:style style:name="P38" style:family="paragraph" style:parent-style-name="Screen">
      <style:text-properties fo:font-weight="bold" officeooo:paragraph-rsid="01c051fc" style:font-weight-asian="bold" style:font-weight-complex="bold"/>
    </style:style>
    <style:style style:name="P39" style:family="paragraph" style:parent-style-name="Screen">
      <style:text-properties fo:font-weight="bold" officeooo:paragraph-rsid="01c1e63c" style:font-weight-asian="bold" style:font-weight-complex="bold"/>
    </style:style>
    <style:style style:name="P40" style:family="paragraph" style:parent-style-name="Screen">
      <style:text-properties officeooo:rsid="009aee7d" officeooo:paragraph-rsid="016aac70"/>
    </style:style>
    <style:style style:name="P41" style:family="paragraph" style:parent-style-name="Screen">
      <style:text-properties officeooo:paragraph-rsid="017a01fd"/>
    </style:style>
    <style:style style:name="P42" style:family="paragraph" style:parent-style-name="Screen">
      <style:text-properties officeooo:paragraph-rsid="01b1dbd6"/>
    </style:style>
    <style:style style:name="P43" style:family="paragraph" style:parent-style-name="Screen">
      <style:text-properties officeooo:paragraph-rsid="01b27a8c"/>
    </style:style>
    <style:style style:name="P44" style:family="paragraph" style:parent-style-name="Screen">
      <style:text-properties officeooo:paragraph-rsid="01b6c9f4"/>
    </style:style>
    <style:style style:name="P45" style:family="paragraph" style:parent-style-name="Screen">
      <style:text-properties officeooo:paragraph-rsid="01bae9fc"/>
    </style:style>
    <style:style style:name="P46" style:family="paragraph" style:parent-style-name="Screen">
      <style:text-properties officeooo:paragraph-rsid="01bfc8e3"/>
    </style:style>
    <style:style style:name="P47" style:family="paragraph" style:parent-style-name="Screen">
      <style:text-properties officeooo:paragraph-rsid="01c25e93"/>
    </style:style>
    <style:style style:name="P48" style:family="paragraph" style:parent-style-name="Screen">
      <style:paragraph-properties fo:margin-left="1.27cm" fo:margin-right="0cm" fo:text-indent="0cm" style:auto-text-indent="false"/>
    </style:style>
    <style:style style:name="P49" style:family="paragraph" style:parent-style-name="Screen">
      <style:paragraph-properties fo:margin-left="1.905cm" fo:margin-right="0cm" fo:text-indent="0cm" style:auto-text-indent="false"/>
    </style:style>
    <style:style style:name="P50" style:family="paragraph" style:parent-style-name="Screen">
      <style:paragraph-properties fo:margin-left="0cm" fo:margin-right="0cm" fo:text-indent="0cm" style:auto-text-indent="false"/>
      <style:text-properties fo:font-weight="bold" officeooo:rsid="00c4e6d4" officeooo:paragraph-rsid="01c051fc" style:font-weight-asian="bold" style:font-weight-complex="bold"/>
    </style:style>
    <style:style style:name="P51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52" style:family="paragraph" style:parent-style-name="Contents_20_3">
      <style:paragraph-properties>
        <style:tab-stops>
          <style:tab-stop style:position="16.007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54" style:family="paragraph" style:parent-style-name="Contents_20_Heading" style:master-page-name="ToC">
      <style:paragraph-properties style:page-number="1"/>
    </style:style>
    <style:style style:name="P55" style:family="paragraph" style:parent-style-name="Heading_20_1">
      <style:text-properties officeooo:rsid="01716bf6" officeooo:paragraph-rsid="019fcacc"/>
    </style:style>
    <style:style style:name="P56" style:family="paragraph" style:parent-style-name="Heading_20_1">
      <style:text-properties officeooo:rsid="01addfda" officeooo:paragraph-rsid="01716bf6"/>
    </style:style>
    <style:style style:name="P57" style:family="paragraph" style:parent-style-name="Heading_20_1">
      <style:text-properties officeooo:rsid="01addfda" officeooo:paragraph-rsid="01addfda"/>
    </style:style>
    <style:style style:name="P58" style:family="paragraph" style:parent-style-name="Heading_20_1">
      <style:text-properties officeooo:rsid="0168d45e" officeooo:paragraph-rsid="016aac70"/>
    </style:style>
    <style:style style:name="P59" style:family="paragraph" style:parent-style-name="Heading_20_1">
      <style:text-properties officeooo:rsid="018b7336" officeooo:paragraph-rsid="01a1d46d"/>
    </style:style>
    <style:style style:name="P60" style:family="paragraph" style:parent-style-name="Heading_20_1" style:master-page-name="Body">
      <style:paragraph-properties style:page-number="1"/>
    </style:style>
    <style:style style:name="P61" style:family="paragraph" style:parent-style-name="Heading_20_2">
      <style:text-properties officeooo:rsid="01b8c71e" officeooo:paragraph-rsid="01b8c71e"/>
    </style:style>
    <style:style style:name="P62" style:family="paragraph" style:parent-style-name="Heading_20_2">
      <style:text-properties officeooo:paragraph-rsid="01b8c71e"/>
    </style:style>
    <style:style style:name="P63" style:family="paragraph" style:parent-style-name="Heading_20_2">
      <style:text-properties officeooo:rsid="003195ae" officeooo:paragraph-rsid="016aac70"/>
    </style:style>
    <style:style style:name="P64" style:family="paragraph" style:parent-style-name="Heading_20_2">
      <style:text-properties officeooo:rsid="001ed1b7" officeooo:paragraph-rsid="016aac70"/>
    </style:style>
    <style:style style:name="P65" style:family="paragraph" style:parent-style-name="Heading_20_2">
      <style:text-properties officeooo:rsid="01b6c9f4" officeooo:paragraph-rsid="01b6c9f4"/>
    </style:style>
    <style:style style:name="P66" style:family="paragraph" style:parent-style-name="Heading_20_2">
      <style:text-properties officeooo:rsid="0167b261" officeooo:paragraph-rsid="01b6c9f4"/>
    </style:style>
    <style:style style:name="P67" style:family="paragraph" style:parent-style-name="Heading_20_2">
      <style:text-properties officeooo:paragraph-rsid="01c051fc"/>
    </style:style>
    <style:style style:name="P68" style:family="paragraph" style:parent-style-name="Heading_20_2">
      <style:text-properties officeooo:paragraph-rsid="016aac70"/>
    </style:style>
    <style:style style:name="P69" style:family="paragraph" style:parent-style-name="Heading_20_2">
      <style:text-properties officeooo:paragraph-rsid="016ff30d"/>
    </style:style>
    <style:style style:name="P70" style:family="paragraph" style:parent-style-name="Heading_20_3">
      <style:text-properties officeooo:paragraph-rsid="016aac70"/>
    </style:style>
    <style:style style:name="P71" style:family="paragraph" style:parent-style-name="Heading_20_3">
      <style:text-properties officeooo:paragraph-rsid="016c537a"/>
    </style:style>
    <style:style style:name="P72" style:family="paragraph" style:parent-style-name="Standard" style:list-style-name="L3">
      <style:text-properties officeooo:rsid="002d0c10" officeooo:paragraph-rsid="016aac70"/>
    </style:style>
    <style:style style:name="P73" style:family="paragraph" style:parent-style-name="Standard" style:list-style-name="L5"/>
    <style:style style:name="P74" style:family="paragraph" style:parent-style-name="Standard" style:list-style-name="L6">
      <style:text-properties officeooo:paragraph-rsid="0183212e"/>
    </style:style>
    <style:style style:name="P75" style:family="paragraph" style:parent-style-name="Standard" style:list-style-name="L6">
      <style:text-properties officeooo:paragraph-rsid="0197a2c6"/>
    </style:style>
    <style:style style:name="P76" style:family="paragraph" style:parent-style-name="Standard" style:list-style-name="L7">
      <style:text-properties officeooo:paragraph-rsid="01a39f64"/>
    </style:style>
    <style:style style:name="P77" style:family="paragraph" style:parent-style-name="Standard" style:list-style-name="L7">
      <style:text-properties officeooo:paragraph-rsid="01bc651a"/>
    </style:style>
    <style:style style:name="P78" style:family="paragraph" style:parent-style-name="Standard" style:list-style-name="L7">
      <style:text-properties officeooo:paragraph-rsid="01bb9e09"/>
    </style:style>
    <style:style style:name="P79" style:family="paragraph" style:parent-style-name="Standard" style:list-style-name="L7">
      <style:text-properties officeooo:paragraph-rsid="01aaecf3"/>
    </style:style>
    <style:style style:name="P80" style:family="paragraph" style:parent-style-name="Standard" style:list-style-name="L7">
      <style:text-properties officeooo:paragraph-rsid="01bd5dc2"/>
    </style:style>
    <style:style style:name="P81" style:family="paragraph" style:parent-style-name="Standard" style:list-style-name="L7">
      <style:text-properties officeooo:paragraph-rsid="01bdc6ea"/>
    </style:style>
    <style:style style:name="P82" style:family="paragraph" style:parent-style-name="Standard" style:list-style-name="L7">
      <style:text-properties officeooo:rsid="01bd1353" officeooo:paragraph-rsid="01bd1353"/>
    </style:style>
    <style:style style:name="P83" style:family="paragraph" style:parent-style-name="Text_20_body" style:master-page-name="Cover">
      <style:paragraph-properties style:page-number="auto">
        <style:tab-stops>
          <style:tab-stop style:position="16.993cm" style:type="center"/>
        </style:tab-stops>
      </style:paragraph-properties>
    </style:style>
    <style:style style:name="P84" style:family="paragraph" style:parent-style-name="Text_20_body" style:list-style-name="L1">
      <style:text-properties officeooo:rsid="0168d45e" officeooo:paragraph-rsid="0168d45e"/>
    </style:style>
    <style:style style:name="P85" style:family="paragraph" style:parent-style-name="Text_20_body" style:list-style-name="L1">
      <style:text-properties officeooo:rsid="0168d45e" officeooo:paragraph-rsid="01a9749f"/>
    </style:style>
    <style:style style:name="P86" style:family="paragraph" style:parent-style-name="Text_20_body" style:list-style-name="L2">
      <style:text-properties officeooo:paragraph-rsid="019fcacc"/>
    </style:style>
    <style:style style:name="P87" style:family="paragraph" style:parent-style-name="Text_20_body" style:list-style-name="L4">
      <style:text-properties officeooo:rsid="002eee1e" officeooo:paragraph-rsid="016aac70"/>
    </style:style>
    <style:style style:name="P88" style:family="paragraph" style:parent-style-name="Text_20_body" style:list-style-name="L4">
      <style:text-properties officeooo:rsid="002d0c10" officeooo:paragraph-rsid="016aac70"/>
    </style:style>
    <style:style style:name="P89" style:family="paragraph" style:parent-style-name="Text_20_body" style:list-style-name="L4">
      <style:text-properties officeooo:rsid="00b4aa4a" officeooo:paragraph-rsid="016aac70"/>
    </style:style>
    <style:style style:name="P90" style:family="paragraph" style:parent-style-name="Text_20_body" style:list-style-name="L4">
      <style:text-properties officeooo:rsid="002dff34" officeooo:paragraph-rsid="0183fe12"/>
    </style:style>
    <style:style style:name="P91" style:family="paragraph" style:parent-style-name="Text_20_body" style:list-style-name="L2">
      <style:paragraph-properties fo:margin-top="0cm" fo:margin-bottom="0cm" style:contextual-spacing="false"/>
      <style:text-properties officeooo:paragraph-rsid="019fcac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79d5f7" style:font-weight-asian="bold" style:font-weight-complex="bold"/>
    </style:style>
    <style:style style:name="T3" style:family="text">
      <style:text-properties fo:font-weight="bold" officeooo:rsid="017a01fd" style:font-weight-asian="bold" style:font-weight-complex="bold"/>
    </style:style>
    <style:style style:name="T4" style:family="text">
      <style:text-properties fo:font-weight="bold" officeooo:rsid="017a615c" style:font-weight-asian="bold" style:font-weight-complex="bold"/>
    </style:style>
    <style:style style:name="T5" style:family="text">
      <style:text-properties fo:font-weight="bold" officeooo:rsid="017fa53e" style:font-weight-asian="bold" style:font-weight-complex="bold"/>
    </style:style>
    <style:style style:name="T6" style:family="text">
      <style:text-properties fo:font-weight="bold" officeooo:rsid="0191682d" style:font-weight-asian="bold" style:font-weight-complex="bold"/>
    </style:style>
    <style:style style:name="T7" style:family="text">
      <style:text-properties fo:font-weight="bold" officeooo:rsid="019b94e4" style:font-weight-asian="bold" style:font-weight-complex="bold"/>
    </style:style>
    <style:style style:name="T8" style:family="text">
      <style:text-properties fo:font-weight="bold" officeooo:rsid="019c41f7" style:font-weight-asian="bold" style:font-weight-complex="bold"/>
    </style:style>
    <style:style style:name="T9" style:family="text">
      <style:text-properties fo:font-weight="bold" officeooo:rsid="01a1d46d" style:font-weight-asian="bold" style:font-weight-complex="bold"/>
    </style:style>
    <style:style style:name="T10" style:family="text">
      <style:text-properties fo:font-weight="bold" officeooo:rsid="016ff30d" style:font-weight-asian="bold" style:font-weight-complex="bold"/>
    </style:style>
    <style:style style:name="T11" style:family="text">
      <style:text-properties fo:font-weight="bold" officeooo:rsid="01b6c9f4" style:font-weight-asian="bold" style:font-weight-complex="bold"/>
    </style:style>
    <style:style style:name="T12" style:family="text">
      <style:text-properties fo:font-weight="bold" officeooo:rsid="01b4dbb8" style:font-weight-asian="bold" style:font-weight-complex="bold"/>
    </style:style>
    <style:style style:name="T13" style:family="text">
      <style:text-properties fo:font-weight="bold" officeooo:rsid="01bfc8e3" style:font-weight-asian="bold" style:font-weight-complex="bold"/>
    </style:style>
    <style:style style:name="T14" style:family="text">
      <style:text-properties fo:font-weight="bold" officeooo:rsid="01c25e93" style:font-weight-asian="bold" style:font-weight-complex="bold"/>
    </style:style>
    <style:style style:name="T15" style:family="text">
      <style:text-properties officeooo:rsid="0076f553"/>
    </style:style>
    <style:style style:name="T16" style:family="text">
      <style:text-properties officeooo:rsid="0095aaa2"/>
    </style:style>
    <style:style style:name="T17" style:family="text">
      <style:text-properties fo:color="#ff3333" loext:opacity="100%" fo:font-weight="bold" officeooo:rsid="00cc7f7f" style:font-weight-asian="bold" style:font-weight-complex="bold"/>
    </style:style>
    <style:style style:name="T18" style:family="text">
      <style:text-properties officeooo:rsid="00aff2f0"/>
    </style:style>
    <style:style style:name="T19" style:family="text">
      <style:text-properties officeooo:rsid="00cc7f7f"/>
    </style:style>
    <style:style style:name="T20" style:family="text">
      <style:text-properties officeooo:rsid="00d644ca"/>
    </style:style>
    <style:style style:name="T21" style:family="text">
      <style:text-properties fo:color="#ce181e" loext:opacity="100%" fo:font-weight="bold" officeooo:rsid="0179d5f7" style:font-weight-asian="bold" style:font-weight-complex="bold"/>
    </style:style>
    <style:style style:name="T22" style:family="text">
      <style:text-properties fo:color="#ce181e" loext:opacity="100%" fo:font-weight="bold" officeooo:rsid="01b0d78c" style:font-weight-asian="bold" style:font-weight-complex="bold"/>
    </style:style>
    <style:style style:name="T23" style:family="text">
      <style:text-properties officeooo:rsid="00ffbbc3"/>
    </style:style>
    <style:style style:name="T24" style:family="text">
      <style:text-properties officeooo:rsid="002d0c10"/>
    </style:style>
    <style:style style:name="T25" style:family="text">
      <style:text-properties officeooo:rsid="011d7b47"/>
    </style:style>
    <style:style style:name="T26" style:family="text">
      <style:text-properties style:use-window-font-color="true" loext:opacity="0%" fo:font-weight="bold" style:font-weight-asian="bold" style:font-weight-complex="bold"/>
    </style:style>
    <style:style style:name="T27" style:family="text">
      <style:text-properties style:use-window-font-color="true" loext:opacity="0%" fo:font-weight="bold" officeooo:rsid="00b003bb" style:font-weight-asian="bold" style:font-weight-complex="bold"/>
    </style:style>
    <style:style style:name="T28" style:family="text">
      <style:text-properties officeooo:rsid="002dff34"/>
    </style:style>
    <style:style style:name="T29" style:family="text">
      <style:text-properties officeooo:rsid="0123fb53"/>
    </style:style>
    <style:style style:name="T30" style:family="text">
      <style:text-properties officeooo:rsid="014165df"/>
    </style:style>
    <style:style style:name="T31" style:family="text">
      <style:text-properties officeooo:rsid="0153c2d2"/>
    </style:style>
    <style:style style:name="T32" style:family="text">
      <style:text-properties officeooo:rsid="015d6bce"/>
    </style:style>
    <style:style style:name="T33" style:family="text">
      <style:text-properties officeooo:rsid="0167b261"/>
    </style:style>
    <style:style style:name="T34" style:family="text">
      <style:text-properties officeooo:rsid="0168d45e"/>
    </style:style>
    <style:style style:name="T35" style:family="text">
      <style:text-properties officeooo:rsid="016c537a"/>
    </style:style>
    <style:style style:name="T36" style:family="text">
      <style:text-properties officeooo:rsid="016e3ef6"/>
    </style:style>
    <style:style style:name="T37" style:family="text">
      <style:text-properties officeooo:rsid="016ff30d"/>
    </style:style>
    <style:style style:name="T38" style:family="text">
      <style:text-properties officeooo:rsid="01716bf6"/>
    </style:style>
    <style:style style:name="T39" style:family="text">
      <style:text-properties officeooo:rsid="0171d893"/>
    </style:style>
    <style:style style:name="T40" style:family="text">
      <style:text-properties officeooo:rsid="0177cf40"/>
    </style:style>
    <style:style style:name="T41" style:family="text">
      <style:text-properties officeooo:rsid="0179d5f7"/>
    </style:style>
    <style:style style:name="T42" style:family="text">
      <style:text-properties officeooo:rsid="017a01fd"/>
    </style:style>
    <style:style style:name="T43" style:family="text">
      <style:text-properties officeooo:rsid="017a615c"/>
    </style:style>
    <style:style style:name="T44" style:family="text">
      <style:text-properties officeooo:rsid="017db10a"/>
    </style:style>
    <style:style style:name="T45" style:family="text">
      <style:text-properties officeooo:rsid="0183fe12"/>
    </style:style>
    <style:style style:name="T46" style:family="text">
      <style:text-properties officeooo:rsid="0187bb1c"/>
    </style:style>
    <style:style style:name="T47" style:family="text">
      <style:text-properties officeooo:rsid="019547ec"/>
    </style:style>
    <style:style style:name="T48" style:family="text">
      <style:text-properties officeooo:rsid="019700de"/>
    </style:style>
    <style:style style:name="T49" style:family="text">
      <style:text-properties officeooo:rsid="0197a2c6"/>
    </style:style>
    <style:style style:name="T50" style:family="text">
      <style:text-properties officeooo:rsid="019dd755"/>
    </style:style>
    <style:style style:name="T51" style:family="text">
      <style:text-properties officeooo:rsid="019fcacc"/>
    </style:style>
    <style:style style:name="T52" style:family="text">
      <style:text-properties officeooo:rsid="01a78508"/>
    </style:style>
    <style:style style:name="T53" style:family="text">
      <style:text-properties officeooo:rsid="01a9749f"/>
    </style:style>
    <style:style style:name="T54" style:family="text">
      <style:text-properties officeooo:rsid="01aa276a"/>
    </style:style>
    <style:style style:name="T55" style:family="text">
      <style:text-properties officeooo:rsid="01aaecf3"/>
    </style:style>
    <style:style style:name="T56" style:family="text">
      <style:text-properties officeooo:rsid="01addfda"/>
    </style:style>
    <style:style style:name="T57" style:family="text">
      <style:text-properties officeooo:rsid="01afca6a"/>
    </style:style>
    <style:style style:name="T58" style:family="text">
      <style:text-properties officeooo:rsid="01b829de"/>
    </style:style>
    <style:style style:name="T59" style:family="text">
      <style:text-properties officeooo:rsid="01bae9fc"/>
    </style:style>
    <style:style style:name="T60" style:family="text">
      <style:text-properties officeooo:rsid="01bb4a83"/>
    </style:style>
    <style:style style:name="T61" style:family="text">
      <style:text-properties officeooo:rsid="01bc651a"/>
    </style:style>
    <style:style style:name="T62" style:family="text">
      <style:text-properties officeooo:rsid="01bd1353"/>
    </style:style>
    <style:style style:name="T63" style:family="text">
      <style:text-properties officeooo:rsid="01bd5dc2"/>
    </style:style>
    <style:style style:name="T64" style:family="text">
      <style:text-properties officeooo:rsid="01bfc8e3"/>
    </style:style>
    <style:style style:name="T65" style:family="text">
      <style:text-properties officeooo:rsid="01c1e63c"/>
    </style:style>
    <style:style style:name="T66" style:family="text">
      <style:text-properties officeooo:rsid="01c4f8a4"/>
    </style:style>
    <style:style style:name="T67" style:family="text">
      <style:text-properties fo:color="#c9211e" loext:opacity="100%" fo:font-weight="bold" officeooo:rsid="017a615c" style:font-weight-asian="bold" style:font-weight-complex="bold"/>
    </style:style>
    <style:style style:name="T68" style:family="text">
      <style:text-properties officeooo:rsid="01c735b9"/>
    </style:style>
    <style:style style:name="T69" style:family="text">
      <style:text-properties style:font-name="DejaVu Serif" officeooo:rsid="01c735b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<text:user-defined style:data-style-name="N0" text:name="Client">Auroville</text:user-defined><text:tab/><text:title>Backup scripts next generation Publisher's Guide</text:titl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title>Backup scripts next generation Publisher's Guide</text:title></text:p>
      <text:p text:style-name="P2"/>
      <text:p text:style-name="P5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4">Table of Contents</text:p>
          </text:index-title>
          <text:p text:style-name="P51"><text:a xlink:type="simple" xlink:href="#__RefHeading__186_1334205824" text:style-name="Internet_20_link" text:visited-style-name="Internet_20_link"><text:s/>1 <text:s/>Introduction<text:tab/>1</text:a></text:p>
          <text:p text:style-name="P53"><text:a xlink:type="simple" xlink:href="#__RefHeading__10282_1000003259" text:style-name="Internet_20_link" text:visited-style-name="Internet_20_link"><text:s/>1.1 <text:s/>Related documents<text:tab/>1</text:a></text:p>
          <text:p text:style-name="P51"><text:a xlink:type="simple" xlink:href="#__RefHeading___Toc1508_2139616352" text:style-name="Internet_20_link" text:visited-style-name="Internet_20_link"><text:s/>2 <text:s/>General git repository setup<text:tab/>1</text:a></text:p>
          <text:p text:style-name="P53"><text:a xlink:type="simple" xlink:href="#__RefHeading___Toc938_3836667665" text:style-name="Internet_20_link" text:visited-style-name="Internet_20_link"><text:s/>2.1 <text:s/>Parent directory<text:tab/>1</text:a></text:p>
          <text:p text:style-name="P53"><text:a xlink:type="simple" xlink:href="#__RefHeading___Toc7096_1913998565" text:style-name="Internet_20_link" text:visited-style-name="Internet_20_link"><text:s/>2.2 <text:s/>exclude<text:tab/>1</text:a></text:p>
          <text:p text:style-name="P53"><text:a xlink:type="simple" xlink:href="#__RefHeading___Toc940_3836667665" text:style-name="Internet_20_link" text:visited-style-name="Internet_20_link"><text:s/>2.3 <text:s/>hook scripts<text:tab/>1</text:a></text:p>
          <text:p text:style-name="P51"><text:a xlink:type="simple" xlink:href="#__RefHeading___Toc942_3836667665" text:style-name="Internet_20_link" text:visited-style-name="Internet_20_link"><text:s/>3 <text:s/>A new bung version<text:tab/>1</text:a></text:p>
          <text:p text:style-name="P53"><text:a xlink:type="simple" xlink:href="#__RefHeading___Toc944_3836667665" text:style-name="Internet_20_link" text:visited-style-name="Internet_20_link"><text:s/>3.1 <text:s/>Run the test suite<text:tab/>1</text:a></text:p>
          <text:p text:style-name="P53"><text:a xlink:type="simple" xlink:href="#__RefHeading__75556_373717079" text:style-name="Internet_20_link" text:visited-style-name="Internet_20_link"><text:s/>3.2 <text:s/>Update the version number file<text:tab/>1</text:a></text:p>
          <text:p text:style-name="P53"><text:a xlink:type="simple" xlink:href="#__RefHeading__4348_114266871" text:style-name="Internet_20_link" text:visited-style-name="Internet_20_link"><text:s/>3.3 <text:s/>Update documentation<text:tab/>2</text:a></text:p>
          <text:p text:style-name="P52"><text:a xlink:type="simple" xlink:href="#__RefHeading__4350_114266871" text:style-name="Internet_20_link" text:visited-style-name="Internet_20_link"><text:s/>3.3.1 <text:s/>Update usr/share/doc/bung/AUTHORS, BUGS<text:tab/>2</text:a></text:p>
          <text:p text:style-name="P52"><text:a xlink:type="simple" xlink:href="#__RefHeading__4352_114266871" text:style-name="Internet_20_link" text:visited-style-name="Internet_20_link"><text:s/>3.3.2 <text:s/>Update usr/share/doc/bung/NEWS<text:tab/>2</text:a></text:p>
          <text:p text:style-name="P52"><text:a xlink:type="simple" xlink:href="#__RefHeading__4356_114266871" text:style-name="Internet_20_link" text:visited-style-name="Internet_20_link"><text:s/>3.3.3 <text:s/>Update the Programmer's Guide<text:tab/>2</text:a></text:p>
          <text:p text:style-name="P52"><text:a xlink:type="simple" xlink:href="#__RefHeading__4358_114266871" text:style-name="Internet_20_link" text:visited-style-name="Internet_20_link"><text:s/>3.3.4 <text:s/>Update the User Guide and associated README<text:tab/>2</text:a></text:p>
          <text:p text:style-name="P52"><text:a xlink:type="simple" xlink:href="#__RefHeading___Toc13050_1125684704" text:style-name="Internet_20_link" text:visited-style-name="Internet_20_link"><text:s/>3.3.5 <text:s/>Update man page timestamps<text:tab/>2</text:a></text:p>
          <text:p text:style-name="P53"><text:a xlink:type="simple" xlink:href="#__RefHeading___Toc946_3836667665" text:style-name="Internet_20_link" text:visited-style-name="Internet_20_link"><text:s/>3.4 <text:s/>Set permissions<text:tab/>3</text:a></text:p>
          <text:p text:style-name="P53"><text:a xlink:type="simple" xlink:href="#__RefHeading___Toc861_1116055096" text:style-name="Internet_20_link" text:visited-style-name="Internet_20_link"><text:s/>3.5 <text:s/>Commit, tag and push<text:tab/>3</text:a></text:p>
          <text:p text:style-name="P53"><text:a xlink:type="simple" xlink:href="#__RefHeading___Toc13052_1125684704" text:style-name="Internet_20_link" text:visited-style-name="Internet_20_link"><text:s/>3.6 <text:s/>Create the tarballs<text:tab/>3</text:a></text:p>
          <text:p text:style-name="P51"><text:a xlink:type="simple" xlink:href="#__RefHeading___Toc948_3836667665" text:style-name="Internet_20_link" text:visited-style-name="Internet_20_link"><text:s/>4 <text:s/>A new .deb version<text:tab/>3</text:a></text:p>
          <text:p text:style-name="P53"><text:a xlink:type="simple" xlink:href="#__RefHeading___Toc950_3836667665" text:style-name="Internet_20_link" text:visited-style-name="Internet_20_link"><text:s/>4.1 <text:s/>Initialisation: prepare to run debsign<text:tab/>3</text:a></text:p>
          <text:p text:style-name="P53"><text:a xlink:type="simple" xlink:href="#__RefHeading___Toc952_3836667665" text:style-name="Internet_20_link" text:visited-style-name="Internet_20_link"><text:s/>4.2 <text:s/>Prepare the source build tree (includes commit and tag)<text:tab/>4</text:a></text:p>
          <text:p text:style-name="P53"><text:a xlink:type="simple" xlink:href="#__RefHeading___Toc13056_1125684704" text:style-name="Internet_20_link" text:visited-style-name="Internet_20_link"><text:s/>4.3 <text:s/>Create the .deb etc.<text:tab/>4</text:a></text:p>
          <text:p text:style-name="P53"><text:a xlink:type="simple" xlink:href="#__RefHeading___Toc954_3836667665" text:style-name="Internet_20_link" text:visited-style-name="Internet_20_link"><text:s/>4.4 <text:s/>Push<text:tab/>4</text:a></text:p>
          <text:p text:style-name="P51"><text:a xlink:type="simple" xlink:href="#__RefHeading___Toc1510_2139616352" text:style-name="Internet_20_link" text:visited-style-name="Internet_20_link"><text:s/>5 <text:s/>Test<text:tab/>4</text:a></text:p>
          <text:p text:style-name="P51"><text:a xlink:type="simple" xlink:href="#__RefHeading___Toc993_367263031" text:style-name="Internet_20_link" text:visited-style-name="Internet_20_link"><text:s/>6 <text:s/>Publish<text:tab/>4</text:a></text:p>
        </text:index-body>
      </text:table-of-content>
      <text:p text:style-name="Text_20_body"/>
      <text:h text:style-name="P60" text:outline-level="1"><text:bookmark-start text:name="__RefHeading__186_1334205824"/>Introduction<text:bookmark-end text:name="__RefHeading__186_1334205824"/></text:h>
      <text:p text:style-name="Text_20_body">This is the P<text:span text:style-name="T34">ublish</text:span>er's Guide for backup scripts <text:span text:style-name="T52">next</text:span> generation (bung).</text:p>
      <text:p text:style-name="P9">It has procedures for</text:p>
      <text:list xml:id="list378631637" text:style-name="L1">
        <text:list-item>
          <text:p text:style-name="P84"><text:span text:style-name="T53">Publishing a new bung release using</text:span> <text:span text:style-name="T53">using</text:span> repository <text:a xlink:type="simple" xlink:href="https://github.com/CharlesMAtkinson/bung" text:style-name="Internet_20_link" text:visited-style-name="Visited_20_Internet_20_Link"><text:span text:style-name="T53">https://github.com/CharlesMAtkinson/bung</text:span></text:a><text:span text:style-name="T53"> </text:span></text:p>
        </text:list-item>
        <text:list-item>
          <text:p text:style-name="P85"><text:span text:style-name="T53">Publishing</text:span> a <text:span text:style-name="T53">new </text:span>.deb using repository bung_debian_packaging, <text:a xlink:type="simple" xlink:href="https://github.com/CharlesMAtkinson/bung_debian_packaging" text:style-name="Internet_20_link" text:visited-style-name="Visited_20_Internet_20_Link">https://github.com/CharlesMAtkinson/bung_debian_packaging</text:a> </text:p>
        </text:list-item>
      </text:list>
      <text:h text:style-name="Heading_20_2" text:outline-level="2"><text:bookmark-start text:name="__RefHeading__10282_1000003259"/>Related documents<text:bookmark-end text:name="__RefHeading__10282_1000003259"/></text:h>
      <text:list xml:id="list3056615622" text:style-name="L2">
        <text:list-item>
          <text:p text:style-name="P91"><text:a xlink:type="simple" xlink:href="https://docs.github.com/en/repositories/releasing-projects-on-github/about-releases" text:style-name="Internet_20_link" text:visited-style-name="Visited_20_Internet_20_Link">https://docs.github.com/en/repositories/releasing-projects-on-github/about-releases</text:a> </text:p>
        </text:list-item>
        <text:list-item>
          <text:p text:style-name="P86"><text:a xlink:type="simple" xlink:href="https://docs.github.com/en/repositories/releasing-projects-on-github/managing-releases-in-a-repository" text:style-name="Internet_20_link" text:visited-style-name="Visited_20_Internet_20_Link">https://docs.github.com/en/repositories/releasing-projects-on-github/managing-releases-in-a-repository</text:a> </text:p>
        </text:list-item>
      </text:list>
      <text:h text:style-name="P55" text:outline-level="1"><text:bookmark-start text:name="__RefHeading___Toc1508_2139616352"/><text:span text:style-name="T51">General </text:span>git repository setup<text:bookmark-end text:name="__RefHeading___Toc1508_2139616352"/></text:h>
      <text:h text:style-name="P61" text:outline-level="2"><text:bookmark-start text:name="__RefHeading___Toc938_3836667665"/>Parent directory<text:bookmark-end text:name="__RefHeading___Toc938_3836667665"/></text:h>
      <text:p text:style-name="P29">It is convenient when the local copies of both the bung and bung_debian_packaging repositories have the same parent directory</text:p>
      <text:h text:style-name="P62" text:outline-level="2"><text:bookmark-start text:name="__RefHeading___Toc7096_1913998565"/>exclude<text:bookmark-end text:name="__RefHeading___Toc7096_1913998565"/></text:h>
      <text:p text:style-name="P21">.git/info/exclude <text:span text:style-name="T38">content is documented in the Backup scripts next generation Programmer's Guide, available from usr/share/doc/bung</text:span></text:p>
      <text:h text:style-name="Heading_20_2" text:outline-level="2"><text:bookmark-start text:name="__RefHeading___Toc940_3836667665"/>hook scripts<text:bookmark-end text:name="__RefHeading___Toc940_3836667665"/></text:h>
      <text:p text:style-name="P22">Copy from <text:span text:style-name="T39">the </text:span>bung <text:span text:style-name="T39">repository's </text:span>tools/git-store-meta/hooks-for-bung <text:span text:style-name="T39">to .git/hooks</text:span></text:p>
      <text:h text:style-name="P56" text:outline-level="1"><text:bookmark-start text:name="__RefHeading___Toc942_3836667665"/>A new bung version<text:bookmark-end text:name="__RefHeading___Toc942_3836667665"/></text:h>
      <text:h text:style-name="P63" text:outline-level="2"><text:bookmark-start text:name="__RefHeading___Toc944_3836667665"/>Run the test suite<text:bookmark-end text:name="__RefHeading___Toc944_3836667665"/></text:h>
      <text:p text:style-name="P12">Fix any (!) bugs</text:p>
      <text:h text:style-name="P64" text:outline-level="2"><text:bookmark-start text:name="__RefHeading__75556_373717079"/>Update the version number file<text:bookmark-end text:name="__RefHeading__75556_373717079"/></text:h>
      <text:p text:style-name="P14">In <text:span text:style-name="T54">a local repository for </text:span><text:a xlink:type="simple" xlink:href="https://github.com/CharlesMAtkinson/bung" text:style-name="Internet_20_link" text:visited-style-name="Visited_20_Internet_20_Link"><text:span text:style-name="T54">https://github.com/CharlesMAtkinson/bung</text:span></text:a>, <text:span text:style-name="T20">in the source directory</text:span> ...</text:p>
      <text:p text:style-name="P40"><text:span text:style-name="T26">version=</text:span><text:span text:style-name="T17">3.2.6</text:span><text:span text:style-name="T26">;</text:span><text:span text:style-name="T27"> </text:span><text:span text:style-name="T26">echo "script_ver=$version" &gt; usr/lib/bung/version.scrippet</text:span></text:p>
      <text:h text:style-name="P64" text:outline-level="2"><text:bookmark-start text:name="__RefHeading__4348_114266871"/><text:soft-page-break/>Update <text:span text:style-name="T15">documentation</text:span><text:bookmark-end text:name="__RefHeading__4348_114266871"/></text:h>
      <text:h text:style-name="P70" text:outline-level="3"><text:bookmark-start text:name="__RefHeading__4350_114266871"/>Update <text:span text:style-name="T19">usr/share/doc/bung/AUTHORS, BUGS</text:span><text:bookmark-end text:name="__RefHeading__4350_114266871"/></text:h>
      <text:p text:style-name="P15">Review and update as required.</text:p>
      <text:h text:style-name="P70" text:outline-level="3"><text:bookmark-start text:name="__RefHeading__4352_114266871"/>Update <text:span text:style-name="T19">usr/share/doc/bung/</text:span>NEWS<text:bookmark-end text:name="__RefHeading__4352_114266871"/></text:h>
      <text:p text:style-name="P6">Create new release section at the top of the file.</text:p>
      <text:p text:style-name="P6">Add details of bug fixes and new features, <text:span text:style-name="T57">taken from </text:span><text:a xlink:type="simple" xlink:href="https://github.com/CharlesMAtkinson/bung/issues" text:style-name="Internet_20_link" text:visited-style-name="Visited_20_Internet_20_Link"><text:span text:style-name="T57">https://github.com/CharlesMAtkinson/bung/issues</text:span></text:a><text:span text:style-name="T57"> </text:span></text:p>
      <text:p text:style-name="P6">Add any migration notes, especially about changed:</text:p>
      <text:list xml:id="list4281763831" text:style-name="L3">
        <text:list-item>
          <text:p text:style-name="P72">default values</text:p>
        </text:list-item>
        <text:list-item>
          <text:p text:style-name="P72">directory usage</text:p>
        </text:list-item>
        <text:list-item>
          <text:p text:style-name="P72">file usage</text:p>
        </text:list-item>
        <text:list-item>
          <text:p text:style-name="P72">keywords</text:p>
        </text:list-item>
        <text:list-item>
          <text:p text:style-name="P72">options</text:p>
        </text:list-item>
        <text:list-item>
          <text:p text:style-name="P72">sub-keywords</text:p>
        </text:list-item>
      </text:list>
      <text:h text:style-name="P71" text:outline-level="3"><text:bookmark-start text:name="__RefHeading__4356_114266871"/>Update <text:s/><text:span text:style-name="T24">the Programmer's Guide</text:span><text:bookmark-end text:name="__RefHeading__4356_114266871"/></text:h>
      <text:p text:style-name="P7"><text:span text:style-name="T35">Edit "usr/share/doc/bung/Backup scripts next generation &lt;version&gt; Programmer's Guide.odt"</text:span>:</text:p>
      <text:list xml:id="list3337026737" text:style-name="L4">
        <text:list-item>
          <text:p text:style-name="P87">File name <text:span text:style-name="T18">(not required for minor releases)</text:span></text:p>
        </text:list-item>
        <text:list-item>
          <text:p text:style-name="P87">Bung version number <text:span text:style-name="T18">on the title page</text:span> <text:span text:style-name="T18">(not required for minor releases)</text:span></text:p>
        </text:list-item>
        <text:list-item>
          <text:p text:style-name="P88">Table of Contents</text:p>
        </text:list-item>
      </text:list>
      <text:p text:style-name="P17">Save the Programmer<text:span text:style-name="T16">'s</text:span> Guide<text:span text:style-name="T28"> and close the window</text:span></text:p>
      <text:h text:style-name="P70" text:outline-level="3"><text:bookmark-start text:name="__RefHeading__4358_114266871"/>Update the User Guide <text:span text:style-name="T15">and associated README</text:span><text:bookmark-end text:name="__RefHeading__4358_114266871"/></text:h>
      <text:p text:style-name="P8"><text:span text:style-name="T35">Edit "usr/share/doc/bung/Backup scripts next generation &lt;version&gt; User Guide.odt"</text:span>:</text:p>
      <text:list xml:id="list95316442903716" text:continue-numbering="true" text:style-name="L4">
        <text:list-item>
          <text:p text:style-name="P87">File name <text:span text:style-name="T18">(not required for minor releases)</text:span></text:p>
        </text:list-item>
        <text:list-item>
          <text:p text:style-name="P87">Bung version number <text:span text:style-name="T18">on the title page</text:span> <text:span text:style-name="T18">(not required for minor releases)</text:span></text:p>
        </text:list-item>
        <text:list-item>
          <text:p text:style-name="P89">Update "Supported environments" as required</text:p>
        </text:list-item>
        <text:list-item>
          <text:p text:style-name="P88">Table of Contents</text:p>
        </text:list-item>
        <text:list-item>
          <text:p text:style-name="P90">Ensure the User Guide's "Overview" is reflected in usr/share/doc/<text:span text:style-name="T30">bung/</text:span>README. <text:s/><text:span text:style-name="T45">README should have empty lines between paragraphs and a maximum line length of 80.<text:line-break/><text:line-break/>vi commands to flow text to maximum line length 80<text:line-break/></text:span><text:span text:style-name="Screen_20_font"><text:span text:style-name="T29">:set textwidth=80<text:line-break/>gggqG</text:span></text:span></text:p>
        </text:list-item>
      </text:list>
      <text:p text:style-name="P16">Save the <text:span text:style-name="T28">User Guide and close the window</text:span></text:p>
      <text:h text:style-name="P70" text:outline-level="3"><text:bookmark-start text:name="__RefHeading___Toc13050_1125684704"/>Update <text:span text:style-name="T25">man page timestamps</text:span><text:bookmark-end text:name="__RefHeading___Toc13050_1125684704"/></text:h>
      <text:p text:style-name="P13">In <text:span text:style-name="T20">the source directory</text:span> ...</text:p>
      <text:p text:style-name="P35">if [[ -d etc ]]; then</text:p>
      <text:p text:style-name="P38"><text:s text:c="4"/>date=$(date '+%-d %b %Y')</text:p>
      <text:p text:style-name="P37"><text:s text:c="4"/>version=$(sed 's/^script_ver=//' usr/lib/bung/version.scrippet)</text:p>
      <text:p text:style-name="P36"><text:s text:c="4"/>for section in 5 8</text:p>
      <text:p text:style-name="P50"><text:s text:c="4"/>do</text:p>
      <text:p text:style-name="P50"><text:s text:c="8"/>line_match=<text:span text:style-name="T31">'</text:span>.TH [^ ]\+ '$section' "[^"]\+" "Auroville" "Version '</text:p>
      <text:p text:style-name="P50"><text:soft-page-break/><text:s text:c="8"/>subs_match='\(.TH [^ ]\+ '$section' "\)'</text:p>
      <text:p text:style-name="P50"><text:s text:c="8"/>subs_match+='[^"]\+'</text:p>
      <text:p text:style-name="P50"><text:s text:c="8"/>subs_match+='\(" "Auroville" "Version \)' </text:p>
      <text:p text:style-name="P50"><text:s text:c="8"/>subs_match+='[^"]\+'</text:p>
      <text:p text:style-name="P50"><text:s text:c="8"/>subs_match+='\(.*$\)'</text:p>
      <text:p text:style-name="P50"><text:s text:c="8"/>subs_repl="\1$date\2$version\3" </text:p>
      <text:p text:style-name="P50"><text:s text:c="8"/>for f in usr/share/man/man$section/*.$section</text:p>
      <text:p text:style-name="P50"><text:s text:c="8"/>do</text:p>
      <text:p text:style-name="P50"><text:s text:c="12"/>echo === $f ===</text:p>
      <text:p text:style-name="P50"><text:s text:c="12"/>sed -i \</text:p>
      <text:p text:style-name="P50"><text:s text:c="16"/>"/$line_match/s/$subs_match/$subs_repl/" \</text:p>
      <text:p text:style-name="P50"><text:s text:c="16"/>"$f"</text:p>
      <text:p text:style-name="P50"><text:s text:c="8"/>done</text:p>
      <text:p text:style-name="P50"><text:s text:c="4"/>done</text:p>
      <text:p text:style-name="P35">else</text:p>
      <text:p text:style-name="P35"><text:s text:c="4"/>echo 'ERROR" must be run in the source directory' &gt;&amp;2</text:p>
      <text:p text:style-name="P35">fi</text:p>
      <text:h text:style-name="P65" text:outline-level="2"><text:bookmark-start text:name="__RefHeading___Toc946_3836667665"/>Set permissions<text:bookmark-end text:name="__RefHeading___Toc946_3836667665"/></text:h>
      <text:p text:style-name="P20">In the <text:span text:style-name="T37">root</text:span> directory</text:p>
      <text:p text:style-name="P44"><text:span text:style-name="T10">t</text:span><text:span text:style-name="T1">ools/</text:span><text:span text:style-name="T11">set_perms</text:span><text:span text:style-name="T1">.sh </text:span></text:p>
      <text:h text:style-name="P66" text:outline-level="2"><text:bookmark-start text:name="__RefHeading___Toc861_1116055096"/>Commit, tag and push<text:bookmark-end text:name="__RefHeading___Toc861_1116055096"/></text:h>
      <text:p text:style-name="P18">In the source directory</text:p>
      <text:p text:style-name="P35">if [[ -d etc ]]; then</text:p>
      <text:p text:style-name="P39"><text:s text:c="4"/>version=$(sed 's/^script_ver=//' usr/lib/bung/version.scrippet)</text:p>
      <text:p text:style-name="P39"><text:s text:c="4"/><text:span text:style-name="T65">git add --all</text:span></text:p>
      <text:p text:style-name="P39"><text:s text:c="4"/>git commit --<text:span text:style-name="T36">all --message "Version $version" \</text:span></text:p>
      <text:p text:style-name="P38"><text:s text:c="8"/><text:span text:style-name="T65">&amp;&amp; </text:span>git tag --annotate<text:span text:style-name="T33"> --message "Version $version" $version \</text:span></text:p>
      <text:p text:style-name="P38"><text:s text:c="8"/><text:span text:style-name="T65">&amp;&amp; </text:span>git push origin <text:span text:style-name="T65">\</text:span></text:p>
      <text:p text:style-name="P38"><text:s text:c="8"/><text:span text:style-name="T65">&amp;&amp; </text:span>git push origin --tags</text:p>
      <text:p text:style-name="P35">else</text:p>
      <text:p text:style-name="P35"><text:s text:c="4"/>echo 'ERROR: must be run in the source directory' &gt;&amp;2</text:p>
      <text:p text:style-name="P35">fi</text:p>
      <text:h text:style-name="P67" text:outline-level="2"><text:bookmark-start text:name="__RefHeading___Toc13052_1125684704"/><text:span text:style-name="T24">Create the </text:span>tarball<text:span text:style-name="T36">s</text:span><text:bookmark-end text:name="__RefHeading___Toc13052_1125684704"/></text:h>
      <text:p text:style-name="P19">In the <text:span text:style-name="T37">root</text:span> directory</text:p>
      <text:p text:style-name="P32"><text:span text:style-name="T37">t</text:span>ools/create_tarballs.sh </text:p>
      <text:p text:style-name="Screen"/>
      <text:p text:style-name="P30">The tarballs <text:span text:style-name="T48">are</text:span> created in the <text:span text:style-name="T47">parent</text:span> directory</text:p>
      <text:h text:style-name="P58" text:outline-level="1"><text:bookmark-start text:name="__RefHeading___Toc948_3836667665"/><text:span text:style-name="T56">A new</text:span> .deb <text:span text:style-name="T56">version</text:span><text:bookmark-end text:name="__RefHeading___Toc948_3836667665"/></text:h>
      <text:h text:style-name="P68" text:outline-level="2"><text:bookmark-start text:name="__RefHeading___Toc950_3836667665"/><text:span text:style-name="T40">Initialisation: p</text:span>repar<text:span text:style-name="T40">e</text:span> <text:span text:style-name="T32">to run</text:span> debsign<text:bookmark-end text:name="__RefHeading___Toc950_3836667665"/></text:h>
      <text:p text:style-name="P10">Needs to be done once <text:span text:style-name="T42">for each user</text:span>.</text:p>
      <text:p text:style-name="P11">Example <text:span text:style-name="T58">using gpg agent. <text:s/>Assumes gpg agent is already running and will be running when tools/update_build_tree.sh (which runs debsign) is run</text:span></text:p>
      <text:list xml:id="list3496091810" text:style-name="L5">
        <text:list-item>
          <text:p text:style-name="P73">Ensure ~/.gnupg/gpg-agent.conf includes an allow-preset-passphrase line </text:p>
        </text:list-item>
        <text:list-item>
          <text:p text:style-name="P73">If ~/.gnupg/gpg-agent.conf was changed, effect the change</text:p>
        </text:list-item>
      </text:list>
      <text:p text:style-name="P48">c@CW10:~$ <text:span text:style-name="T1">gpg-connect-agent reloadagent /bye</text:span></text:p>
      <text:p text:style-name="P48">OK</text:p>
      <text:list xml:id="list95316581600734" text:continue-numbering="true" text:style-name="L5">
        <text:list-item>
          <text:p text:style-name="P73">Preset the passphrase</text:p>
        </text:list-item>
      </text:list>
      <text:p text:style-name="P48">c@CW10:~$ <text:span text:style-name="T1">echo &lt;redacted&gt; | /usr/lib/gnupg/gpg-preset-passphrase --preset C334DC45900C011EB521763C8F12097C5A0BCA50</text:span></text:p>
      <text:p text:style-name="P48">OK </text:p>
      <text:h text:style-name="P69" text:outline-level="2"><text:bookmark-start text:name="__RefHeading___Toc952_3836667665"/><text:soft-page-break/><text:span text:style-name="T43">Prepare</text:span> the <text:span text:style-name="T23">source build tree (includes commit and tag)</text:span><text:bookmark-end text:name="__RefHeading___Toc952_3836667665"/></text:h>
      <text:p text:style-name="P14">In <text:span text:style-name="T54">a local repository for </text:span><text:a xlink:type="simple" xlink:href="https://github.com/CharlesMAtkinson/bung_debian_packaging" text:style-name="Internet_20_link" text:visited-style-name="Visited_20_Internet_20_Link"><text:span text:style-name="T54">https://github.com/CharlesMAtkinson/bung_debian_packaging</text:span></text:a>, <text:span text:style-name="T20">in the source directory</text:span> ...</text:p>
      <text:p text:style-name="P24"><text:span text:style-name="T46">Ensure </text:span>debian/source/include-binaries <text:span text:style-name="T46">is current</text:span>. <text:s/><text:span text:style-name="T46">It only needs changing when the .odt file paths have changed</text:span></text:p>
      <text:p text:style-name="P23">Copy the the <text:span text:style-name="T49">upstream source tarball</text:span> <text:span text:style-name="T43">and run the update script</text:span></text:p>
      <text:p text:style-name="Standard">Example</text:p>
      <text:list xml:id="list3622901752" text:style-name="L6">
        <text:list-item>
          <text:p text:style-name="P74">To be run in the root of the debian_packaging repository</text:p>
        </text:list-item>
        <text:list-item>
          <text:p text:style-name="P75">Assumes the <text:span text:style-name="T49">upstream source tarball is in the parent </text:span>directory</text:p>
        </text:list-item>
      </text:list>
      <text:p text:style-name="Standard"/>
      <text:p text:style-name="P41"><text:span text:style-name="T4">bung_</text:span><text:span text:style-name="T3">version=</text:span><text:span text:style-name="T21">3.2.6;</text:span><text:span text:style-name="T2"> </text:span><text:span text:style-name="T4">package_version=</text:span><text:span text:style-name="T67">5</text:span><text:span text:style-name="T4"> </text:span></text:p>
      <text:p text:style-name="P33">cp -p ../bung_<text:span text:style-name="T50">$bung_version</text:span>.source.tgz source/bung_<text:span text:style-name="T43">$bung_version</text:span>.orig.tar.<text:span text:style-name="T44">g</text:span>z <text:span text:style-name="T64">\</text:span></text:p>
      <text:p text:style-name="P34"><text:s text:c="4"/><text:span text:style-name="T64">&amp;&amp; </text:span>git add source/bung_<text:span text:style-name="T43">$bung_version</text:span>.orig.tar.<text:span text:style-name="T44">g</text:span>z <text:span text:style-name="T64">\</text:span></text:p>
      <text:p text:style-name="P46"><text:span text:style-name="T12"><text:s text:c="4"/></text:span><text:span text:style-name="T13">&amp;&amp; </text:span><text:span text:style-name="T1">tools/update_build_tree.sh -</text:span><text:span text:style-name="T2">v </text:span><text:span text:style-name="T4">$bung_</text:span><text:span text:style-name="T3">version-</text:span><text:span text:style-name="T4">$package_version</text:span><text:span text:style-name="T41"> </text:span></text:p>
      <text:h text:style-name="P69" text:outline-level="2"><text:bookmark-start text:name="__RefHeading___Toc13056_1125684704"/><text:span text:style-name="T23">Create the </text:span>.deb etc.<text:bookmark-end text:name="__RefHeading___Toc13056_1125684704"/></text:h>
      <text:p text:style-name="Text_20_body"><text:span text:style-name="T59">I</text:span>n the root of the <text:span text:style-name="T59">bung_</text:span>debian_packaging repository</text:p>
      <text:p text:style-name="P45"><text:span text:style-name="T4">bung_</text:span><text:span text:style-name="T3">version=</text:span><text:span text:style-name="T21">3.2.6;</text:span><text:span text:style-name="T2"> </text:span><text:span text:style-name="T4">package_version=</text:span><text:span text:style-name="T67">5</text:span><text:span text:style-name="T4"> </text:span></text:p>
      <text:p text:style-name="P42"><text:span text:style-name="T1">tools/</text:span><text:span text:style-name="T5">build_deb</text:span><text:span text:style-name="T1">.sh -</text:span><text:span text:style-name="T2">v </text:span><text:span text:style-name="T4">$bung_</text:span><text:span text:style-name="T3">version-</text:span><text:span text:style-name="T4">$package_version</text:span><text:span text:style-name="T41"> </text:span></text:p>
      <text:h text:style-name="Heading_20_2" text:outline-level="2"><text:bookmark-start text:name="__RefHeading___Toc954_3836667665"/><text:span text:style-name="T66">P</text:span>ush<text:bookmark-end text:name="__RefHeading___Toc954_3836667665"/></text:h>
      <text:p text:style-name="P43"><text:span text:style-name="T4">bung_</text:span><text:span text:style-name="T3">version=</text:span><text:span text:style-name="T21">3.2.6;</text:span><text:span text:style-name="T2"> </text:span><text:span text:style-name="T4">package_version=</text:span><text:span text:style-name="T67">5</text:span><text:span text:style-name="T4"> </text:span></text:p>
      <text:p text:style-name="P43"><text:span text:style-name="T9">full_version=</text:span><text:span text:style-name="T6">$</text:span><text:span text:style-name="T4">bung_</text:span><text:span text:style-name="T3">version-</text:span><text:span text:style-name="T4">$package_version</text:span></text:p>
      <text:p text:style-name="P47"><text:span text:style-name="T1">git </text:span><text:span text:style-name="T6">push </text:span><text:span text:style-name="T14">\</text:span></text:p>
      <text:p text:style-name="P47"><text:span text:style-name="T6"><text:s text:c="4"/></text:span><text:span text:style-name="T14">&amp;&amp; </text:span><text:span text:style-name="T1">git </text:span><text:span text:style-name="T6">push </text:span><text:span text:style-name="T8">origin</text:span><text:span text:style-name="T7"> </text:span><text:span text:style-name="T6">"$</text:span><text:span text:style-name="T9">full_version</text:span><text:span text:style-name="T6">"</text:span> </text:p>
      <text:h text:style-name="P59" text:outline-level="1"><text:bookmark-start text:name="__RefHeading___Toc1510_2139616352"/>Test<text:bookmark-end text:name="__RefHeading___Toc1510_2139616352"/></text:h>
      <text:p text:style-name="P25">Test the new .deb</text:p>
      <text:h text:style-name="P57" text:outline-level="1"><text:bookmark-start text:name="__RefHeading___Toc993_367263031"/>Publish<text:bookmark-end text:name="__RefHeading___Toc993_367263031"/></text:h>
      <text:p text:style-name="P27">Example</text:p>
      <text:p text:style-name="P26"><text:a xlink:type="simple" xlink:href="https://github.com/CharlesMAtkinson/bung/releases" text:style-name="Internet_20_link" text:visited-style-name="Visited_20_Internet_20_Link">https://github.com/CharlesMAtkinson/bung/releases</text:a> &gt; <text:span text:style-name="T55">ensure </text:span>sign<text:span text:style-name="T55">ed</text:span> in &gt; <text:span text:style-name="T60">Draft</text:span> a new release </text:p>
      <text:list xml:id="list2768558997" text:style-name="L7">
        <text:list-item>
          <text:p text:style-name="P76">Choose a tag &gt; 3.2.6 </text:p>
        </text:list-item>
        <text:list-item>
          <text:p text:style-name="P76">Title: Version 3.2.6 </text:p>
        </text:list-item>
        <text:list-item>
          <text:p text:style-name="P77">Populate the free text area <text:span text:style-name="T61">to match </text:span>source/usr/share/doc/bung/NEWS <text:span text:style-name="T61">by using the "Reference an issue, pull request or discussion" button. <text:s/>Example</text:span></text:p>
        </text:list-item>
      </text:list>
      <text:p text:style-name="P49">Version 3.2.6 <text:s/>29 Mar 2022</text:p>
      <text:p text:style-name="P49"/>
      <text:p text:style-name="P49">Fixes</text:p>
      <text:p text:style-name="P49">- Logging: "Exit code 0 from subsidiary script" is logged twice #2</text:p>
      <text:p text:style-name="P49">- initialise_1.scrippet: export LANG=en_GB.UTF-8: too specific #4</text:p>
      <text:p text:style-name="P49">- mysql_bu: remove MariaDB version detection #5</text:p>
      <text:list xml:id="list95316470526031" text:continue-numbering="true" text:style-name="L7">
        <text:list-item>
          <text:p text:style-name="P78">Drag files to binary target (the order is not important because files are finally listed sorted by name). <text:s/><text:span text:style-name="T63">Example</text:span>:</text:p>
          <text:list>
            <text:list-item>
              <text:p text:style-name="P76">bung_3.2.6-<text:span text:style-name="T62">1</text:span>_all.deb </text:p>
            </text:list-item>
            <text:list-item>
              <text:p text:style-name="P76">bung_3.2.6.installation.tgz </text:p>
            </text:list-item>
            <text:list-item>
              <text:p text:style-name="P76">bung_3.2.6.source_with_htm_and_pdf.tgz</text:p>
            </text:list-item>
          </text:list>
        </text:list-item>
        <text:list-item>
          <text:p text:style-name="P76">Note: "Source code (zip)" and "Source code (tar.gz)" cannot be removed using <text:soft-page-break/>the web UI</text:p>
        </text:list-item>
        <text:list-item>
          <text:p text:style-name="P82">Click "Publish release"</text:p>
        </text:list-item>
      </text:list>
      <text:p text:style-name="P31"/>
      <text:p text:style-name="P28"><text:a xlink:type="simple" xlink:href="https://github.com/CharlesMAtkinson/bung_debian_packaging/releases" text:style-name="Internet_20_link" text:visited-style-name="Visited_20_Internet_20_Link">https://github.com/CharlesMAtkinson/bung_debian_packaging/releases</text:a> &gt; <text:span text:style-name="T55">ensure </text:span>sign<text:span text:style-name="T55">ed</text:span> in &gt; <text:span text:style-name="T69">Draft</text:span> a new release </text:p>
      <text:list xml:id="list95316100102377" text:continue-numbering="true" text:style-name="L7">
        <text:list-item>
          <text:p text:style-name="P79">Choose a tag &gt; 3.2.6-<text:span text:style-name="T69">5</text:span> </text:p>
        </text:list-item>
        <text:list-item>
          <text:p text:style-name="P79">Title: Version 3.2.6-<text:span text:style-name="T69">5</text:span> </text:p>
        </text:list-item>
        <text:list-item>
          <text:p text:style-name="P80"><text:span text:style-name="T63">If this is not a -1 version, p</text:span>opulate the free text area <text:span text:style-name="T63">with a description of how this package version differs from the last</text:span> </text:p>
        </text:list-item>
        <text:list-item>
          <text:p text:style-name="P80">Drag files to binary target (the order is not important because files are finally listed sorted by name). <text:s/><text:span text:style-name="T63">Example</text:span>:</text:p>
          <text:list>
            <text:list-item>
              <text:p text:style-name="P81">bung_3.2.6-1.debian.tar.xz</text:p>
            </text:list-item>
            <text:list-item>
              <text:p text:style-name="P81">bung_3.2.6-1_all.deb</text:p>
            </text:list-item>
            <text:list-item>
              <text:p text:style-name="P79">bung_3.2.6-1.dsc</text:p>
            </text:list-item>
            <text:list-item>
              <text:p text:style-name="P79">bung_3.2.6-1_amd64.build</text:p>
            </text:list-item>
            <text:list-item>
              <text:p text:style-name="P79">bung_3.2.6-1_amd64.changes</text:p>
            </text:list-item>
            <text:list-item>
              <text:p text:style-name="P79">bung_3.2.6-1_amd64.buildinfo</text:p>
            </text:list-item>
          </text:list>
        </text:list-item>
        <text:list-item>
          <text:p text:style-name="P81">Note: "Source code (zip)" and "Source code (tar.gz)" cannot be removed using the web UI</text:p>
        </text:list-item>
      </text:list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adornments="Book" style:font-family-generic="swiss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_20_357" draw:display-name="Hatch 357" draw:style="single" draw:color="#000000" draw:distance="0.011cm" draw:rotation="0"/>
    <draw:hatch draw:name="Hatch_20_358" draw:display-name="Hatch 358" draw:style="single" draw:color="#000000" draw:distance="0.011cm" draw:rotation="0"/>
    <draw:hatch draw:name="Hatch_20_359" draw:display-name="Hatch 359" draw:style="single" draw:color="#000000" draw:distance="0.011cm" draw:rotation="0"/>
    <draw:hatch draw:name="Hatch_20_360" draw:display-name="Hatch 360" draw:style="single" draw:color="#000000" draw:distance="0.011cm" draw:rotation="0"/>
    <draw:hatch draw:name="Hatch_20_361" draw:display-name="Hatch 361" draw:style="single" draw:color="#000000" draw:distance="0.011cm" draw:rotation="0"/>
    <draw:hatch draw:name="Hatch_20_362" draw:display-name="Hatch 362" draw:style="single" draw:color="#000000" draw:distance="0.011cm" draw:rotation="0"/>
    <draw:hatch draw:name="Hatch_20_363" draw:display-name="Hatch 363" draw:style="single" draw:color="#000000" draw:distance="0.011cm" draw:rotation="0"/>
    <draw:hatch draw:name="Hatch_20_364" draw:display-name="Hatch 364" draw:style="single" draw:color="#000000" draw:distance="0.011cm" draw:rotation="0"/>
    <draw:hatch draw:name="Hatch_20_365" draw:display-name="Hatch 365" draw:style="single" draw:color="#000000" draw:distance="0.011cm" draw:rotation="0"/>
    <draw:hatch draw:name="Hatch_20_366" draw:display-name="Hatch 366" draw:style="single" draw:color="#000000" draw:distance="0.011cm" draw:rotation="0"/>
    <draw:hatch draw:name="Hatch_20_367" draw:display-name="Hatch 367" draw:style="single" draw:color="#000000" draw:distance="0.011cm" draw:rotation="0"/>
    <draw:hatch draw:name="Hatch_20_368" draw:display-name="Hatch 368" draw:style="single" draw:color="#000000" draw:distance="0.011cm" draw:rotation="0"/>
    <draw:hatch draw:name="Hatch_20_369" draw:display-name="Hatch 369" draw:style="single" draw:color="#000000" draw:distance="0.011cm" draw:rotation="0"/>
    <draw:hatch draw:name="Hatch_20_370" draw:display-name="Hatch 370" draw:style="single" draw:color="#000000" draw:distance="0.011cm" draw:rotation="0"/>
    <draw:hatch draw:name="Hatch_20_371" draw:display-name="Hatch 371" draw:style="single" draw:color="#000000" draw:distance="0.011cm" draw:rotation="0"/>
    <draw:hatch draw:name="Hatch_20_372" draw:display-name="Hatch 372" draw:style="single" draw:color="#000000" draw:distance="0.011cm" draw:rotation="0"/>
    <draw:hatch draw:name="Hatch_20_373" draw:display-name="Hatch 373" draw:style="single" draw:color="#000000" draw:distance="0.011cm" draw:rotation="0"/>
    <draw:hatch draw:name="Hatch_20_374" draw:display-name="Hatch 374" draw:style="single" draw:color="#000000" draw:distance="0.011cm" draw:rotation="0"/>
    <draw:hatch draw:name="Hatch_20_375" draw:display-name="Hatch 375" draw:style="single" draw:color="#000000" draw:distance="0.011cm" draw:rotation="0"/>
    <draw:hatch draw:name="Hatch_20_376" draw:display-name="Hatch 376" draw:style="single" draw:color="#000000" draw:distance="0.011cm" draw:rotation="0"/>
    <draw:hatch draw:name="Hatch_20_377" draw:display-name="Hatch 377" draw:style="single" draw:color="#000000" draw:distance="0.011cm" draw:rotation="0"/>
    <draw:hatch draw:name="Hatch_20_378" draw:display-name="Hatch 378" draw:style="single" draw:color="#000000" draw:distance="0.011cm" draw:rotation="0"/>
    <draw:hatch draw:name="Hatch_20_379" draw:display-name="Hatch 379" draw:style="single" draw:color="#000000" draw:distance="0.011cm" draw:rotation="0"/>
    <draw:hatch draw:name="Hatch_20_380" draw:display-name="Hatch 380" draw:style="single" draw:color="#000000" draw:distance="0.011cm" draw:rotation="0"/>
    <draw:hatch draw:name="Hatch_20_381" draw:display-name="Hatch 381" draw:style="single" draw:color="#000000" draw:distance="0.011cm" draw:rotation="0"/>
    <draw:hatch draw:name="Hatch_20_382" draw:display-name="Hatch 382" draw:style="single" draw:color="#000000" draw:distance="0.011cm" draw:rotation="0"/>
    <draw:hatch draw:name="Hatch_20_383" draw:display-name="Hatch 383" draw:style="single" draw:color="#000000" draw:distance="0.011cm" draw:rotation="0"/>
    <draw:hatch draw:name="Hatch_20_384" draw:display-name="Hatch 384" draw:style="single" draw:color="#000000" draw:distance="0.011cm" draw:rotation="0"/>
    <draw:hatch draw:name="Hatch_20_385" draw:display-name="Hatch 385" draw:style="single" draw:color="#000000" draw:distance="0.011cm" draw:rotation="0"/>
    <draw:hatch draw:name="Hatch_20_386" draw:display-name="Hatch 386" draw:style="single" draw:color="#000000" draw:distance="0.011cm" draw:rotation="0"/>
    <draw:hatch draw:name="Hatch_20_387" draw:display-name="Hatch 387" draw:style="single" draw:color="#000000" draw:distance="0.011cm" draw:rotation="0"/>
    <draw:hatch draw:name="Hatch_20_388" draw:display-name="Hatch 388" draw:style="single" draw:color="#000000" draw:distance="0.011cm" draw:rotation="0"/>
    <draw:hatch draw:name="Hatch_20_389" draw:display-name="Hatch 389" draw:style="single" draw:color="#000000" draw:distance="0.011cm" draw:rotation="0"/>
    <draw:hatch draw:name="Hatch_20_390" draw:display-name="Hatch 390" draw:style="single" draw:color="#000000" draw:distance="0.011cm" draw:rotation="0"/>
    <draw:hatch draw:name="Hatch_20_391" draw:display-name="Hatch 391" draw:style="single" draw:color="#000000" draw:distance="0.011cm" draw:rotation="0"/>
    <draw:hatch draw:name="Hatch_20_392" draw:display-name="Hatch 392" draw:style="single" draw:color="#000000" draw:distance="0.011cm" draw:rotation="0"/>
    <draw:hatch draw:name="Hatch_20_393" draw:display-name="Hatch 393" draw:style="single" draw:color="#000000" draw:distance="0.011cm" draw:rotation="0"/>
    <draw:hatch draw:name="Hatch_20_394" draw:display-name="Hatch 394" draw:style="single" draw:color="#000000" draw:distance="0.011cm" draw:rotation="0"/>
    <draw:hatch draw:name="Hatch_20_395" draw:display-name="Hatch 395" draw:style="single" draw:color="#000000" draw:distance="0.011cm" draw:rotation="0"/>
    <draw:hatch draw:name="Hatch_20_396" draw:display-name="Hatch 396" draw:style="single" draw:color="#000000" draw:distance="0.011cm" draw:rotation="0"/>
    <draw:hatch draw:name="Hatch_20_397" draw:display-name="Hatch 397" draw:style="single" draw:color="#000000" draw:distance="0.011cm" draw:rotation="0"/>
    <draw:hatch draw:name="Hatch_20_398" draw:display-name="Hatch 398" draw:style="single" draw:color="#000000" draw:distance="0.011cm" draw:rotation="0"/>
    <draw:hatch draw:name="Hatch_20_399" draw:display-name="Hatch 399" draw:style="single" draw:color="#000000" draw:distance="0.011cm" draw:rotation="0"/>
    <draw:hatch draw:name="Hatch_20_400" draw:display-name="Hatch 400" draw:style="single" draw:color="#000000" draw:distance="0.011cm" draw:rotation="0"/>
    <draw:hatch draw:name="Hatch_20_401" draw:display-name="Hatch 401" draw:style="single" draw:color="#000000" draw:distance="0.011cm" draw:rotation="0"/>
    <draw:hatch draw:name="Hatch_20_402" draw:display-name="Hatch 402" draw:style="single" draw:color="#000000" draw:distance="0.011cm" draw:rotation="0"/>
    <draw:hatch draw:name="Hatch_20_403" draw:display-name="Hatch 403" draw:style="single" draw:color="#000000" draw:distance="0.011cm" draw:rotation="0"/>
    <draw:hatch draw:name="Hatch_20_404" draw:display-name="Hatch 404" draw:style="single" draw:color="#000000" draw:distance="0.011cm" draw:rotation="0"/>
    <draw:hatch draw:name="Hatch_20_405" draw:display-name="Hatch 405" draw:style="single" draw:color="#000000" draw:distance="0.011cm" draw:rotation="0"/>
    <draw:hatch draw:name="Hatch_20_406" draw:display-name="Hatch 406" draw:style="single" draw:color="#000000" draw:distance="0.011cm" draw:rotation="0"/>
    <draw:hatch draw:name="Hatch_20_407" draw:display-name="Hatch 407" draw:style="single" draw:color="#000000" draw:distance="0.011cm" draw:rotation="0"/>
    <draw:hatch draw:name="Hatch_20_408" draw:display-name="Hatch 408" draw:style="single" draw:color="#000000" draw:distance="0.011cm" draw:rotation="0"/>
    <draw:hatch draw:name="Hatch_20_409" draw:display-name="Hatch 409" draw:style="single" draw:color="#000000" draw:distance="0.011cm" draw:rotation="0"/>
    <draw:hatch draw:name="Hatch_20_410" draw:display-name="Hatch 410" draw:style="single" draw:color="#000000" draw:distance="0.011cm" draw:rotation="0"/>
    <draw:hatch draw:name="Hatch_20_411" draw:display-name="Hatch 411" draw:style="single" draw:color="#000000" draw:distance="0.011cm" draw:rotation="0"/>
    <draw:hatch draw:name="Hatch_20_412" draw:display-name="Hatch 412" draw:style="single" draw:color="#000000" draw:distance="0.011cm" draw:rotation="0"/>
    <draw:hatch draw:name="Hatch_20_413" draw:display-name="Hatch 413" draw:style="single" draw:color="#000000" draw:distance="0.011cm" draw:rotation="0"/>
    <draw:hatch draw:name="Hatch_20_414" draw:display-name="Hatch 414" draw:style="single" draw:color="#000000" draw:distance="0.011cm" draw:rotation="0"/>
    <draw:hatch draw:name="Hatch_20_415" draw:display-name="Hatch 415" draw:style="single" draw:color="#000000" draw:distance="0.011cm" draw:rotation="0"/>
    <draw:hatch draw:name="Hatch_20_416" draw:display-name="Hatch 416" draw:style="single" draw:color="#000000" draw:distance="0.011cm" draw:rotation="0"/>
    <draw:hatch draw:name="Hatch_20_417" draw:display-name="Hatch 417" draw:style="single" draw:color="#000000" draw:distance="0.011cm" draw:rotation="0"/>
    <draw:hatch draw:name="Hatch_20_418" draw:display-name="Hatch 418" draw:style="single" draw:color="#000000" draw:distance="0.011cm" draw:rotation="0"/>
    <draw:hatch draw:name="Hatch_20_419" draw:display-name="Hatch 419" draw:style="single" draw:color="#000000" draw:distance="0.011cm" draw:rotation="0"/>
    <draw:hatch draw:name="Hatch_20_420" draw:display-name="Hatch 420" draw:style="single" draw:color="#000000" draw:distance="0.011cm" draw:rotation="0"/>
    <draw:hatch draw:name="Hatch_20_421" draw:display-name="Hatch 421" draw:style="single" draw:color="#000000" draw:distance="0.011cm" draw:rotation="0"/>
    <draw:hatch draw:name="Hatch_20_422" draw:display-name="Hatch 422" draw:style="single" draw:color="#000000" draw:distance="0.011cm" draw:rotation="0"/>
    <draw:hatch draw:name="Hatch_20_423" draw:display-name="Hatch 423" draw:style="single" draw:color="#000000" draw:distance="0.011cm" draw:rotation="0"/>
    <draw:hatch draw:name="Hatch_20_424" draw:display-name="Hatch 424" draw:style="single" draw:color="#000000" draw:distance="0.011cm" draw:rotation="0"/>
    <draw:hatch draw:name="Hatch_20_425" draw:display-name="Hatch 425" draw:style="single" draw:color="#000000" draw:distance="0.011cm" draw:rotation="0"/>
    <draw:hatch draw:name="Hatch_20_426" draw:display-name="Hatch 426" draw:style="single" draw:color="#000000" draw:distance="0.011cm" draw:rotation="0"/>
    <draw:hatch draw:name="Hatch_20_427" draw:display-name="Hatch 427" draw:style="single" draw:color="#000000" draw:distance="0.011cm" draw:rotation="0"/>
    <draw:hatch draw:name="Hatch_20_428" draw:display-name="Hatch 428" draw:style="single" draw:color="#000000" draw:distance="0.011cm" draw:rotation="0"/>
    <draw:hatch draw:name="Hatch_20_429" draw:display-name="Hatch 429" draw:style="single" draw:color="#000000" draw:distance="0.011cm" draw:rotation="0"/>
    <draw:hatch draw:name="Hatch_20_430" draw:display-name="Hatch 430" draw:style="single" draw:color="#000000" draw:distance="0.011cm" draw:rotation="0"/>
    <draw:hatch draw:name="Hatch_20_431" draw:display-name="Hatch 431" draw:style="single" draw:color="#000000" draw:distance="0.011cm" draw:rotation="0"/>
    <draw:hatch draw:name="Hatch_20_432" draw:display-name="Hatch 432" draw:style="single" draw:color="#000000" draw:distance="0.011cm" draw:rotation="0"/>
    <draw:hatch draw:name="Hatch_20_433" draw:display-name="Hatch 433" draw:style="single" draw:color="#000000" draw:distance="0.011cm" draw:rotation="0"/>
    <draw:hatch draw:name="Hatch_20_434" draw:display-name="Hatch 434" draw:style="single" draw:color="#000000" draw:distance="0.011cm" draw:rotation="0"/>
    <draw:hatch draw:name="Hatch_20_435" draw:display-name="Hatch 435" draw:style="single" draw:color="#000000" draw:distance="0.011cm" draw:rotation="0"/>
    <draw:hatch draw:name="Hatch_20_436" draw:display-name="Hatch 436" draw:style="single" draw:color="#000000" draw:distance="0.011cm" draw:rotation="0"/>
    <draw:hatch draw:name="Hatch_20_437" draw:display-name="Hatch 437" draw:style="single" draw:color="#000000" draw:distance="0.011cm" draw:rotation="0"/>
    <draw:hatch draw:name="Hatch_20_438" draw:display-name="Hatch 438" draw:style="single" draw:color="#000000" draw:distance="0.011cm" draw:rotation="0"/>
    <draw:hatch draw:name="Hatch_20_439" draw:display-name="Hatch 439" draw:style="single" draw:color="#000000" draw:distance="0.011cm" draw:rotation="0"/>
    <draw:hatch draw:name="Hatch_20_440" draw:display-name="Hatch 440" draw:style="single" draw:color="#000000" draw:distance="0.011cm" draw:rotation="0"/>
    <draw:hatch draw:name="Hatch_20_441" draw:display-name="Hatch 441" draw:style="single" draw:color="#000000" draw:distance="0.011cm" draw:rotation="0"/>
    <draw:hatch draw:name="Hatch_20_442" draw:display-name="Hatch 442" draw:style="single" draw:color="#000000" draw:distance="0.011cm" draw:rotation="0"/>
    <draw:hatch draw:name="Hatch_20_443" draw:display-name="Hatch 443" draw:style="single" draw:color="#000000" draw:distance="0.011cm" draw:rotation="0"/>
    <draw:hatch draw:name="Hatch_20_444" draw:display-name="Hatch 444" draw:style="single" draw:color="#000000" draw:distance="0.011cm" draw:rotation="0"/>
    <draw:hatch draw:name="Hatch_20_445" draw:display-name="Hatch 445" draw:style="single" draw:color="#000000" draw:distance="0.011cm" draw:rotation="0"/>
    <draw:hatch draw:name="Hatch_20_446" draw:display-name="Hatch 446" draw:style="single" draw:color="#000000" draw:distance="0.011cm" draw:rotation="0"/>
    <draw:hatch draw:name="Hatch_20_447" draw:display-name="Hatch 447" draw:style="single" draw:color="#000000" draw:distance="0.011cm" draw:rotation="0"/>
    <draw:hatch draw:name="Hatch_20_448" draw:display-name="Hatch 448" draw:style="single" draw:color="#000000" draw:distance="0.011cm" draw:rotation="0"/>
    <draw:hatch draw:name="Hatch_20_449" draw:display-name="Hatch 449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52" draw:display-name="Hatch 452" draw:style="single" draw:color="#000000" draw:distance="0.011cm" draw:rotation="0"/>
    <draw:hatch draw:name="Hatch_20_453" draw:display-name="Hatch 453" draw:style="single" draw:color="#000000" draw:distance="0.011cm" draw:rotation="0"/>
    <draw:hatch draw:name="Hatch_20_454" draw:display-name="Hatch 454" draw:style="single" draw:color="#000000" draw:distance="0.011cm" draw:rotation="0"/>
    <draw:hatch draw:name="Hatch_20_455" draw:display-name="Hatch 455" draw:style="single" draw:color="#000000" draw:distance="0.011cm" draw:rotation="0"/>
    <draw:hatch draw:name="Hatch_20_456" draw:display-name="Hatch 456" draw:style="single" draw:color="#000000" draw:distance="0.011cm" draw:rotation="0"/>
    <draw:hatch draw:name="Hatch_20_457" draw:display-name="Hatch 457" draw:style="single" draw:color="#000000" draw:distance="0.011cm" draw:rotation="0"/>
    <draw:hatch draw:name="Hatch_20_458" draw:display-name="Hatch 458" draw:style="single" draw:color="#000000" draw:distance="0.011cm" draw:rotation="0"/>
    <draw:hatch draw:name="Hatch_20_459" draw:display-name="Hatch 459" draw:style="single" draw:color="#000000" draw:distance="0.011cm" draw:rotation="0"/>
    <draw:hatch draw:name="Hatch_20_460" draw:display-name="Hatch 460" draw:style="single" draw:color="#000000" draw:distance="0.011cm" draw:rotation="0"/>
    <draw:hatch draw:name="Hatch_20_461" draw:display-name="Hatch 461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11cm" draw:rotation="0"/>
    <draw:hatch draw:name="Hatch_20_465" draw:display-name="Hatch 465" draw:style="single" draw:color="#000000" draw:distance="0.011cm" draw:rotation="0"/>
    <draw:hatch draw:name="Hatch_20_466" draw:display-name="Hatch 466" draw:style="single" draw:color="#000000" draw:distance="0.011cm" draw:rotation="0"/>
    <draw:hatch draw:name="Hatch_20_467" draw:display-name="Hatch 467" draw:style="single" draw:color="#000000" draw:distance="0.011cm" draw:rotation="0"/>
    <draw:hatch draw:name="Hatch_20_468" draw:display-name="Hatch 468" draw:style="single" draw:color="#000000" draw:distance="0.011cm" draw:rotation="0"/>
    <draw:hatch draw:name="Hatch_20_469" draw:display-name="Hatch 469" draw:style="single" draw:color="#000000" draw:distance="0.011cm" draw:rotation="0"/>
    <draw:hatch draw:name="Hatch_20_470" draw:display-name="Hatch 470" draw:style="single" draw:color="#000000" draw:distance="0.011cm" draw:rotation="0"/>
    <draw:hatch draw:name="Hatch_20_471" draw:display-name="Hatch 471" draw:style="single" draw:color="#000000" draw:distance="0.011cm" draw:rotation="0"/>
    <draw:hatch draw:name="Hatch_20_472" draw:display-name="Hatch 472" draw:style="single" draw:color="#000000" draw:distance="0.011cm" draw:rotation="0"/>
    <draw:hatch draw:name="Hatch_20_473" draw:display-name="Hatch 473" draw:style="single" draw:color="#000000" draw:distance="0.011cm" draw:rotation="0"/>
    <draw:hatch draw:name="Hatch_20_474" draw:display-name="Hatch 474" draw:style="single" draw:color="#000000" draw:distance="0.011cm" draw:rotation="0"/>
    <draw:hatch draw:name="Hatch_20_475" draw:display-name="Hatch 475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end" draw:display-name="Rounded end" svg:viewBox="0 0 509 509" svg:d="M0 255c0-127 127-255 254-255s255 128 255 255v254h-509z"/>
    <draw:marker draw:name="Square" svg:viewBox="0 0 10 10" svg:d="M0 0h10v10h-1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12%" draw:distance="72%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11cm" draw:dots2="1" draw:dots2-length="0.011cm" draw:distance="0.011cm"/>
    <draw:stroke-dash draw:name="Dashed_20__28_var_29__20_409" draw:display-name="Dashed (var) 409" draw:style="rect" draw:dots1="1" draw:dots1-length="0.011cm" draw:dots2="1" draw:dots2-length="0.011cm" draw:distance="0.011cm"/>
    <draw:stroke-dash draw:name="Dashed_20__28_var_29__20_410" draw:display-name="Dashed (var) 410" draw:style="rect" draw:dots1="1" draw:dots1-length="0.011cm" draw:dots2="1" draw:dots2-length="0.011cm" draw:distance="0.011cm"/>
    <draw:stroke-dash draw:name="Dashed_20__28_var_29__20_411" draw:display-name="Dashed (var) 411" draw:style="rect" draw:dots1="1" draw:dots1-length="0.011cm" draw:dots2="1" draw:dots2-length="0.011cm" draw:distance="0.011cm"/>
    <draw:stroke-dash draw:name="Dashed_20__28_var_29__20_412" draw:display-name="Dashed (var) 412" draw:style="rect" draw:dots1="1" draw:dots1-length="0.011cm" draw:dots2="1" draw:dots2-length="0.011cm" draw:distance="0.011cm"/>
    <draw:stroke-dash draw:name="Dashed_20__28_var_29__20_413" draw:display-name="Dashed (var) 413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GB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635cm" style:writing-mode="page"/>
      <style:text-properties fo:color="#000000" loext:opacity="100%" style:font-name="Times New Roman" fo:font-size="12pt" fo:language="en" fo:country="GB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Book" style:font-family-generic="roman" style:font-pitch="variable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orphans="2" fo:widows="2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0cm" fo:margin-right="0cm" fo:margin-top="0.635cm" fo:margin-bottom="0.381cm" style:contextual-spacing="false" fo:text-align="start" style:justify-single-word="false" fo:text-indent="0cm" style:auto-text-indent="false" style:page-number="auto" fo:break-before="auto" fo:break-after="auto" style:shadow="none" fo:keep-with-next="always"/>
      <style:text-properties style:font-name="Arial1" fo:font-family="Arial" style:font-style-name="Bold" style:font-family-generic="swiss" style:font-pitch="variable"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.508cm" fo:margin-bottom="0.254cm" style:contextual-spacing="false" fo:text-align="justify" style:justify-single-word="false" fo:text-indent="0cm" style:auto-text-indent="false" fo:keep-with-next="always"/>
      <style:text-properties style:font-name="Arial1" fo:font-family="Arial" style:font-style-name="Bold" style:font-family-generic="swiss" style:font-pitch="variable" fo:font-size="14pt" fo:font-weight="bold" style:font-size-asian="16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4cm" fo:margin-bottom="0.127cm" style:contextual-spacing="false"/>
      <style:text-properties fo:font-size="12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.212cm" fo:margin-bottom="0.106cm" style:contextual-spacing="false" fo:text-align="justify" style:justify-single-word="false" fo:orphans="2" fo:widows="2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fo:language="en" fo:country="GB" style:font-size-asian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DejaVu Sans" fo:font-family="'DejaVu Sans'" style:font-style-name="Book" style:font-family-generic="swiss" style:font-pitch="variable" fo:font-style="normal" fo:font-weight="normal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ody_20_Text_20_2" style:display-name="Body Text 2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Number" style:display-name="List Number" style:family="paragraph" style:parent-style-name="Standard"/>
    <style:style style:name="List_20_Bullet" style:display-name="List Bullet" style:family="paragraph" style:parent-style-name="Standard" style:list-style-name="WW8Num95">
      <style:paragraph-properties fo:margin-left="0cm" fo:margin-right="0cm" fo:margin-top="0cm" fo:margin-bottom="0cm" style:contextual-spacing="false" fo:text-indent="0cm" style:auto-text-indent="false"/>
      <style:text-properties fo:language="en" fo:country="GB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creen" style:family="paragraph" style:parent-style-name="Standard">
      <style:text-properties style:font-name="DejaVu Sans Mono" fo:font-family="'DejaVu Sans Mono'" style:font-style-name="Book" style:font-family-generic="modern" style:font-pitch="fixed" fo:font-size="9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ntitled1" style:family="paragraph" style:parent-style-name="User_20_Index_20_1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fo:font-size="10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font-size="10pt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4" style:family="text">
      <style:text-properties style:font-name="Courier New1" fo:font-family="'Courier New'" style:font-family-generic="modern"/>
    </style:style>
    <style:style style:name="WW-Default_20_Paragraph_20_Font" style:display-name="WW-Default Paragraph Font" style:family="text"/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4" style:family="text">
      <style:text-properties style:font-name="Courier New1" fo:font-family="'Courier New'" style:font-family-generic="modern"/>
    </style:style>
    <style:style style:name="WW8Num102z0" style:family="text">
      <style:text-properties style:font-name="Wingdings" fo:font-family="Wingdings" style:font-pitch="variable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1z2" style:family="text">
      <style:text-properties style:font-name="Wingdings" fo:font-family="Wingdings" style:font-pitch="variable" style:font-charset="x-symbol"/>
    </style:style>
    <style:style style:name="WW8Num101z4" style:family="text">
      <style:text-properties style:font-name="Courier New1" fo:font-family="'Courier New'" style:font-family-generic="modern"/>
    </style:style>
    <style:style style:name="Screen_20_font" style:display-name="Screen font" style:family="text">
      <style:text-properties style:font-name="DejaVu Sans Mono" fo:font-family="'DejaVu Sans Mono'" style:font-style-name="Book" style:font-family-generic="modern" style:font-pitch="fixed" fo:font-size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>
      <text:list-level-style-bullet text:level="1" text:style-name="Bullet_20_Symbols" text:bullet-char="●">
        <style:list-level-properties/>
        <style:text-properties style:font-name="Star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95z2" text:bullet-char="">
        <style:list-level-properties/>
        <style:text-properties style:font-name="Wingdings"/>
      </text:list-level-style-bullet>
      <text:list-level-style-bullet text:level="4" text:style-name="WW8Num95z0" text:bullet-char="">
        <style:list-level-properties/>
        <style:text-properties style:font-name="Symbol"/>
      </text:list-level-style-bullet>
      <text:list-level-style-bullet text:level="5" text:style-name="WW8Num95z4" text:bullet-char="o">
        <style:list-level-properties/>
        <style:text-properties style:font-name="Courier New"/>
      </text:list-level-style-bullet>
      <text:list-level-style-bullet text:level="6" text:style-name="WW8Num95z2" text:bullet-char="">
        <style:list-level-properties/>
        <style:text-properties style:font-name="Wingdings"/>
      </text:list-level-style-bullet>
      <text:list-level-style-bullet text:level="7" text:style-name="WW8Num95z0" text:bullet-char="">
        <style:list-level-properties/>
        <style:text-properties style:font-name="Symbol"/>
      </text:list-level-style-bullet>
      <text:list-level-style-bullet text:level="8" text:style-name="WW8Num95z4" text:bullet-char="o">
        <style:list-level-properties/>
        <style:text-properties style:font-name="Courier New"/>
      </text:list-level-style-bullet>
      <text:list-level-style-bullet text:level="9" text:style-name="WW8Num95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WW8Num6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6z2" text:bullet-char="">
        <style:list-level-properties/>
        <style:text-properties style:font-name="Wingdings"/>
      </text:list-level-style-bullet>
      <text:list-level-style-bullet text:level="4" text:style-name="WW8Num6z0" text:bullet-char="">
        <style:list-level-properties/>
        <style:text-properties style:font-name="Symbol"/>
      </text:list-level-style-bullet>
      <text:list-level-style-bullet text:level="5" text:style-name="WW8Num6z4" text:bullet-char="o">
        <style:list-level-properties/>
        <style:text-properties style:font-name="Courier New"/>
      </text:list-level-style-bullet>
      <text:list-level-style-bullet text:level="6" text:style-name="WW8Num6z2" text:bullet-char="">
        <style:list-level-properties/>
        <style:text-properties style:font-name="Wingdings"/>
      </text:list-level-style-bullet>
      <text:list-level-style-bullet text:level="7" text:style-name="WW8Num6z0" text:bullet-char="">
        <style:list-level-properties/>
        <style:text-properties style:font-name="Symbol"/>
      </text:list-level-style-bullet>
      <text:list-level-style-bullet text:level="8" text:style-name="WW8Num6z4" text:bullet-char="o">
        <style:list-level-properties/>
        <style:text-properties style:font-name="Courier New"/>
      </text:list-level-style-bullet>
      <text:list-level-style-bullet text:level="9" text:style-name="WW8Num6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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>
      <text:list-level-style-bullet text:level="1" text:style-name="WW8Num101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101z2" text:bullet-char="">
        <style:list-level-properties/>
        <style:text-properties style:font-name="Wingdings"/>
      </text:list-level-style-bullet>
      <text:list-level-style-bullet text:level="4" text:style-name="WW8Num101z0" text:bullet-char="">
        <style:list-level-properties/>
        <style:text-properties style:font-name="Symbol"/>
      </text:list-level-style-bullet>
      <text:list-level-style-bullet text:level="5" text:style-name="WW8Num101z4" text:bullet-char="o">
        <style:list-level-properties/>
        <style:text-properties style:font-name="Courier New"/>
      </text:list-level-style-bullet>
      <text:list-level-style-bullet text:level="6" text:style-name="WW8Num101z2" text:bullet-char="">
        <style:list-level-properties/>
        <style:text-properties style:font-name="Wingdings"/>
      </text:list-level-style-bullet>
      <text:list-level-style-bullet text:level="7" text:style-name="WW8Num101z0" text:bullet-char="">
        <style:list-level-properties/>
        <style:text-properties style:font-name="Symbol"/>
      </text:list-level-style-bullet>
      <text:list-level-style-bullet text:level="8" text:style-name="WW8Num101z4" text:bullet-char="o">
        <style:list-level-properties/>
        <style:text-properties style:font-name="Courier New"/>
      </text:list-level-style-bullet>
      <text:list-level-style-bullet text:level="9" text:style-name="WW8Num101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suffix="." style:num-format="1">
        <style:list-level-properties text:space-before="0.635cm" text:min-label-width="0.6cm"/>
      </text:list-level-style-number>
      <text:list-level-style-number text:level="2" style:num-suffix="." style:num-format="a" style:num-letter-sync="true">
        <style:list-level-properties text:space-before="1.54cm" text:min-label-width="0.635cm"/>
      </text:list-level-style-number>
      <text:list-level-style-number text:level="3" style:num-suffix="." style:num-format="i">
        <style:list-level-properties text:min-label-width="3.445cm" text:min-label-distance="0.318cm" fo:text-align="end"/>
      </text:list-level-style-number>
      <text:list-level-style-number text:level="4" style:num-suffix="." style:num-format="1">
        <style:list-level-properties text:space-before="4.08cm" text:min-label-width="0.635cm"/>
      </text:list-level-style-number>
      <text:list-level-style-number text:level="5" style:num-suffix="." style:num-format="a" style:num-letter-sync="true">
        <style:list-level-properties text:space-before="5.35cm" text:min-label-width="0.635cm"/>
      </text:list-level-style-number>
      <text:list-level-style-number text:level="6" style:num-suffix="." style:num-format="i">
        <style:list-level-properties text:min-label-width="7.255cm" text:min-label-distance="0.318cm" fo:text-align="end"/>
      </text:list-level-style-number>
      <text:list-level-style-number text:level="7" style:num-suffix="." style:num-format="1">
        <style:list-level-properties text:space-before="7.89cm" text:min-label-width="0.635cm"/>
      </text:list-level-style-number>
      <text:list-level-style-number text:level="8" style:num-suffix="." style:num-format="a" style:num-letter-sync="true">
        <style:list-level-properties text:space-before="9.16cm" text:min-label-width="0.635cm"/>
      </text:list-level-style-number>
      <text:list-level-style-number text:level="9" style:num-suffix="." style:num-format="i">
        <style:list-level-properties text:min-label-width="11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1.27cm" fo:margin-bottom="0.635cm" fo:margin-left="1.27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6cm" fo:page-height="29.693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006cm" fo:page-height="29.693cm" style:num-format="1" style:print-orientation="portrait" fo:margin-top="1.27cm" fo:margin-bottom="1.27cm" fo:margin-left="1.27cm" fo:margin-right="1.27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ffffcc" style:footnote-max-height="0cm"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  <style:style style:name="Mdp2" style:family="drawing-page">
      <style:drawing-page-properties draw:fill="none" draw:fill-color="#ffffcc"/>
    </style:style>
  </office:automatic-styles>
  <office:master-styles>
    <style:master-page style:name="Standard" style:page-layout-name="Mpm1"/>
    <style:master-page style:name="Landscape" style:page-layout-name="Mpm2" style:next-style-name="Standard"/>
    <style:master-page style:name="Cover" style:page-layout-name="Mpm3" draw:style-name="Mdp1"/>
    <style:master-page style:name="ToC" style:page-layout-name="Mpm4" draw:style-name="Mdp1">
      <style:footer>
        <text:p text:style-name="MP1"><text:page-number style:num-format="i" text:select-page="current">i</text:page-number></text:p>
      </style:footer>
    </style:master-page>
    <style:master-page style:name="Body" style:page-layout-name="Mpm5" draw:style-name="Mdp2">
      <style:footer>
        <text:p text:style-name="MP1"><text:page-number text:select-page="current">5</text:page-number></text:p>
      </style:footer>
    </style:master-page>
    <style:master-page style:name="HTML" style:page-layout-name="Mpm6"/>
    <style:master-page style:name="Endnot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Backup scripts next generation Publisher's Guide</dc:title>
    <meta:creation-date>2008-04-02T16:51:03</meta:creation-date>
    <dc:date>2022-08-31T09:53:15.789477742</dc:date>
    <meta:editing-cycles>684</meta:editing-cycles>
    <meta:editing-duration>P10DT15H38M7S</meta:editing-duration>
    <meta:document-statistic meta:table-count="0" meta:image-count="0" meta:object-count="0" meta:page-count="9" meta:paragraph-count="184" meta:word-count="1058" meta:character-count="7797" meta:non-whitespace-character-count="6651"/>
    <meta:user-defined meta:name="Author">Charles</meta:user-defined>
    <meta:user-defined meta:name="Client">Auroville</meta:user-defined>
    <meta:user-defined meta:name="Info 3"/>
    <meta:user-defined meta:name="Info 4"/>
  </office:meta>
</office:document-meta>
</file>